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00b35" officeooo:paragraph-rsid="00100b35" fo:background-color="#fff200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rstudio_console_output"/>Desha Log Effort Lang=1 only <text:s text:c="2"/>run SVN <text:s/>then MARS <text:s text:c="2"/>+ RF <text:s/>+ Cubist</text:p>
      <text:p text:style-name="Preformatted_20_Text">R version 3.5.2 (2018-12-20) -- "Eggshell Igloo"</text:p>
      <text:p text:style-name="Preformatted_20_Text">Copyright (C) 2018 The R Foundation for Statistical Computing</text:p>
      <text:p text:style-name="Preformatted_20_Text">Platform: x86_64-pc-linux-gnu (64-bit)</text:p>
      <text:p text:style-name="Preformatted_20_Text"/>
      <text:p text:style-name="Preformatted_20_Text">R is free software and comes with ABSOLUTELY NO WARRANTY.</text:p>
      <text:p text:style-name="Preformatted_20_Text">You are welcome to redistribute it under certain conditions.</text:p>
      <text:p text:style-name="Preformatted_20_Text">Type 'license()' or 'licence()' for distribution details.</text:p>
      <text:p text:style-name="Preformatted_20_Text"/>
      <text:p text:style-name="Preformatted_20_Text"><text:s text:c="2"/>Natural language support but running in an English locale</text:p>
      <text:p text:style-name="Preformatted_20_Text"/>
      <text:p text:style-name="Preformatted_20_Text">R is a collaborative project with many contributors.</text:p>
      <text:p text:style-name="Preformatted_20_Text">Type 'contributors()' for more information and</text:p>
      <text:p text:style-name="Preformatted_20_Text">'citation()' on how to cite R or R packages in publications.</text:p>
      <text:p text:style-name="Preformatted_20_Text"/>
      <text:p text:style-name="Preformatted_20_Text">Type 'demo()' for some demos, 'help()' for on-line help, or</text:p>
      <text:p text:style-name="Preformatted_20_Text">'help.start()' for an HTML browser interface to help.</text:p>
      <text:p text:style-name="Preformatted_20_Text">Type 'q()' to quit R.</text:p>
      <text:p text:style-name="Preformatted_20_Text"/>
      <text:p text:style-name="Preformatted_20_Text">[Workspace loaded from ~/learnML/.RData]</text:p>
      <text:p text:style-name="Preformatted_20_Text"/>
      <text:p text:style-name="Preformatted_20_Text">&gt; ################################################################################</text:p>
      <text:p text:style-name="Preformatted_20_Text">&gt; ### R code from Applied Predictive Modeling (2013) by Kuhn and Johnson.</text:p>
      <text:p text:style-name="Preformatted_20_Text">&gt; ### Copyright 2013 Kuhn and Johnson</text:p>
      <text:p text:style-name="Preformatted_20_Text">&gt; ### Web Page: http://www.appliedpredictivemodeling.com</text:p>
      <text:p text:style-name="Preformatted_20_Text">&gt; ### Contact: Max Kuhn (mxkuhn@gmail.com)</text:p>
      <text:p text:style-name="Preformatted_20_Text">&gt; ###</text:p>
      <text:p text:style-name="Preformatted_20_Text">&gt; ### Chapter 7: Non-Linear Regression Models</text:p>
      <text:p text:style-name="Preformatted_20_Text">&gt; ###</text:p>
      <text:p text:style-name="Preformatted_20_Text">&gt; ### Required packages: AppliedPredictiveModeling, caret, doMC (optional), earth,</text:p>
      <text:p text:style-name="Preformatted_20_Text">&gt; ### <text:s text:c="19"/>kernlab, lattice, nnet</text:p>
      <text:p text:style-name="Preformatted_20_Text">&gt; ###</text:p>
      <text:p text:style-name="Preformatted_20_Text">&gt; ### Data used: The solubility from the AppliedPredictiveModeling package</text:p>
      <text:p text:style-name="Preformatted_20_Text">&gt; ###</text:p>
      <text:p text:style-name="Preformatted_20_Text">&gt; ### Notes: </text:p>
      <text:p text:style-name="Preformatted_20_Text">&gt; ### 1) This code is provided without warranty.</text:p>
      <text:p text:style-name="Preformatted_20_Text">&gt; ###</text:p>
      <text:p text:style-name="Preformatted_20_Text">&gt; ### 2) This code should help the user reproduce the results in the</text:p>
      <text:p text:style-name="Preformatted_20_Text">&gt; ### text. There will be differences between this code and what is is</text:p>
      <text:p text:style-name="Preformatted_20_Text">&gt; ### the computing section. For example, the computing sections show</text:p>
      <text:p text:style-name="Preformatted_20_Text">&gt; ### how the source functions work (e.g. randomForest() or plsr()),</text:p>
      <text:p text:style-name="Preformatted_20_Text">&gt; ### which were not directly used when creating the book. Also, there may be </text:p>
      <text:p text:style-name="Preformatted_20_Text">&gt; ### syntax differences that occur over time as packages evolve. These files </text:p>
      <text:p text:style-name="Preformatted_20_Text">&gt; ### will reflect those changes.</text:p>
      <text:p text:style-name="Preformatted_20_Text">&gt; ###</text:p>
      <text:p text:style-name="Preformatted_20_Text">&gt; ### 3) In some cases, the calculations in the book were run in </text:p>
      <text:p text:style-name="Preformatted_20_Text">&gt; ### parallel. The sub-processes may reset the random number seed.</text:p>
      <text:p text:style-name="Preformatted_20_Text">&gt; ### Your results may slightly vary.</text:p>
      <text:p text:style-name="Preformatted_20_Text">&gt; ###</text:p>
      <text:p text:style-name="Preformatted_20_Text">&gt; ################################################################################</text:p>
      <text:p text:style-name="Preformatted_20_Text">&gt; </text:p>
      <text:p text:style-name="Preformatted_20_Text">&gt; ################################################################################</text:p>
      <text:p text:style-name="Preformatted_20_Text">&gt; ### Load the data</text:p>
      <text:p text:style-name="Preformatted_20_Text">&gt; </text:p>
      <text:p text:style-name="Preformatted_20_Text">&gt; library(AppliedPredictiveModeling)</text:p>
      <text:p text:style-name="Preformatted_20_Text">&gt; ### Create a control funciton that will be used across models. We</text:p>
      <text:p text:style-name="Preformatted_20_Text">&gt; ### create the fold assignments explictily instead of relying on the</text:p>
      <text:p text:style-name="Preformatted_20_Text">&gt; ### random number seed being set to identical values.</text:p>
      <text:p text:style-name="Preformatted_20_Text">&gt; </text:p>
      <text:p text:style-name="Preformatted_20_Text">&gt; library(caret)</text:p>
      <text:p text:style-name="Preformatted_20_Text"><text:soft-page-break/>Loading required package: lattice</text:p>
      <text:p text:style-name="Preformatted_20_Text">Loading required package: ggplot2</text:p>
      <text:p text:style-name="Preformatted_20_Text">&gt; set.seed(100)</text:p>
      <text:p text:style-name="Preformatted_20_Text">&gt; indx &lt;- createFolds(solTrainY, returnTrain = TRUE)</text:p>
      <text:p text:style-name="Preformatted_20_Text">&gt; ctrl &lt;- trainControl(method = "cv", index = indx)</text:p>
      <text:p text:style-name="Preformatted_20_Text">&gt; library(caret)</text:p>
      <text:p text:style-name="Preformatted_20_Text">&gt; ################################################################################</text:p>
      <text:p text:style-name="Preformatted_20_Text">&gt; ### Section 7.3 Support Vector Machines</text:p>
      <text:p text:style-name="Preformatted_20_Text">&gt; </text:p>
      <text:p text:style-name="Preformatted_20_Text">&gt; ## In a recent update to caret, the method to estimate the</text:p>
      <text:p text:style-name="Preformatted_20_Text">&gt; ## sigma parameter was slightly changed. These results will</text:p>
      <text:p text:style-name="Preformatted_20_Text">&gt; ## slightly differ from the text for that reason.</text:p>
      <text:p text:style-name="Preformatted_20_Text">&gt; </text:p>
      <text:p text:style-name="Preformatted_20_Text">&gt; set.seed(100)</text:p>
      <text:p text:style-name="Preformatted_20_Text">&gt; svmRTune &lt;- train(x = solTrainXtrans, y = solTrainY,</text:p>
      <text:p text:style-name="Preformatted_20_Text">+ <text:s text:c="18"/>method = "svmRadial",</text:p>
      <text:p text:style-name="Preformatted_20_Text">+ <text:s text:c="18"/>preProc = c("center", "scale"),</text:p>
      <text:p text:style-name="Preformatted_20_Text">+ <text:s text:c="18"/>tuneLength = 14,</text:p>
      <text:p text:style-name="Preformatted_20_Text">+ <text:s text:c="18"/>trControl = ctrl)</text:p>
      <text:p text:style-name="Preformatted_20_Text">&gt; svmRTune</text:p>
      <text:p text:style-name="Preformatted_20_Text">Support Vector Machines with Radial Basis Function Kernel </text:p>
      <text:p text:style-name="Preformatted_20_Text"/>
      <text:p text:style-name="Preformatted_20_Text">40 samples</text:p>
      <text:p text:style-name="Preformatted_20_Text"><text:s/>7 predictor</text:p>
      <text:p text:style-name="Preformatted_20_Text"/>
      <text:p text:style-name="Preformatted_20_Text">Pre-processing: centered (7), scaled (7) </text:p>
      <text:p text:style-name="Preformatted_20_Text">Resampling: Cross-Validated (10 fold) </text:p>
      <text:p text:style-name="Preformatted_20_Text">Summary of sample sizes: 37, 36, 35, 36, 36, 37, ... </text:p>
      <text:p text:style-name="Preformatted_20_Text">Resampling results across tuning parameters:</text:p>
      <text:p text:style-name="Preformatted_20_Text"/>
      <text:p text:style-name="Preformatted_20_Text"><text:s text:c="2"/>C <text:s text:c="7"/>RMSE <text:s text:c="6"/>Rsquared <text:s text:c="2"/>MAE <text:s text:c="5"/></text:p>
      <text:p text:style-name="Preformatted_20_Text"><text:s text:c="5"/>0.25 <text:s/>0.2347025 <text:s/>0.7075868 <text:s/>0.1759388</text:p>
      <text:p text:style-name="Preformatted_20_Text"><text:s text:c="5"/>0.50 <text:s/>0.2218300 <text:s/>0.6888302 <text:s/>0.1698058</text:p>
      <text:p text:style-name="Preformatted_20_Text"><text:s text:c="5"/>1.00 <text:s/>0.2176130 <text:s/>0.6867617 <text:s/>0.1726155</text:p>
      <text:p text:style-name="Preformatted_20_Text"><text:s text:c="5"/>2.00 <text:s/>0.2244456 <text:s/>0.6682750 <text:s/>0.1813623</text:p>
      <text:p text:style-name="Preformatted_20_Text"><text:s text:c="5"/>4.00 <text:s/>0.2318522 <text:s/>0.6570620 <text:s/>0.1860437</text:p>
      <text:p text:style-name="Preformatted_20_Text"><text:s text:c="5"/>8.00 <text:s/>0.2474672 <text:s/>0.6142061 <text:s/>0.1994488</text:p>
      <text:p text:style-name="Preformatted_20_Text"><text:s text:c="4"/>16.00 <text:s/>0.2527161 <text:s/>0.6050437 <text:s/>0.2036847</text:p>
      <text:p text:style-name="Preformatted_20_Text"><text:s text:c="4"/>32.00 <text:s/>0.2527161 <text:s/>0.6050437 <text:s/>0.2036847</text:p>
      <text:p text:style-name="Preformatted_20_Text"><text:s text:c="4"/>64.00 <text:s/>0.2527161 <text:s/>0.6050437 <text:s/>0.2036847</text:p>
      <text:p text:style-name="Preformatted_20_Text"><text:s text:c="3"/>128.00 <text:s/>0.2527161 <text:s/>0.6050437 <text:s/>0.2036847</text:p>
      <text:p text:style-name="Preformatted_20_Text"><text:s text:c="3"/>256.00 <text:s/>0.2527161 <text:s/>0.6050437 <text:s/>0.2036847</text:p>
      <text:p text:style-name="Preformatted_20_Text"><text:s text:c="3"/>512.00 <text:s/>0.2527161 <text:s/>0.6050437 <text:s/>0.2036847</text:p>
      <text:p text:style-name="Preformatted_20_Text"><text:s text:c="2"/>1024.00 <text:s/>0.2527161 <text:s/>0.6050437 <text:s/>0.2036847</text:p>
      <text:p text:style-name="Preformatted_20_Text"><text:s text:c="2"/>2048.00 <text:s/>0.2527161 <text:s/>0.6050437 <text:s/>0.2036847</text:p>
      <text:p text:style-name="Preformatted_20_Text"/>
      <text:p text:style-name="Preformatted_20_Text">Tuning parameter 'sigma' was held constant at a value of 0.1561028</text:p>
      <text:p text:style-name="Preformatted_20_Text">RMSE was used to select the optimal model using the smallest value.</text:p>
      <text:p text:style-name="Preformatted_20_Text">The final values used for the model were sigma = 0.1561028 and C = 1.</text:p>
      <text:p text:style-name="Preformatted_20_Text">&gt; plot(svmRTune, scales = list(x = list(log = 2))) <text:s/></text:p>
      <text:p text:style-name="Preformatted_20_Text">&gt; svmGrid &lt;- expand.grid(degree = 1:2, </text:p>
      <text:p text:style-name="Preformatted_20_Text">+ <text:s text:c="23"/>scale = c(0.01, 0.005, 0.001), </text:p>
      <text:p text:style-name="Preformatted_20_Text">+ <text:s text:c="23"/>C = 2^(-2:5))</text:p>
      <text:p text:style-name="Preformatted_20_Text">&gt; set.seed(100)</text:p>
      <text:p text:style-name="Preformatted_20_Text">&gt; svmPTune &lt;- train(x = solTrainXtrans, y = solTrainY,</text:p>
      <text:p text:style-name="Preformatted_20_Text">+ <text:s text:c="18"/>method = "svmPoly",</text:p>
      <text:p text:style-name="Preformatted_20_Text">+ <text:s text:c="18"/>preProc = c("center", "scale"),</text:p>
      <text:p text:style-name="Preformatted_20_Text">+ <text:s text:c="18"/>tuneGrid = svmGrid,</text:p>
      <text:p text:style-name="Preformatted_20_Text">+ <text:s text:c="18"/>trControl = ctrl)</text:p>
      <text:p text:style-name="Preformatted_20_Text">&gt; svmPTune</text:p>
      <text:p text:style-name="Preformatted_20_Text">Support Vector Machines with Polynomial Kernel </text:p>
      <text:p text:style-name="Preformatted_20_Text"/>
      <text:p text:style-name="Preformatted_20_Text">40 samples</text:p>
      <text:p text:style-name="Preformatted_20_Text"><text:soft-page-break/><text:s/>7 predictor</text:p>
      <text:p text:style-name="Preformatted_20_Text"/>
      <text:p text:style-name="Preformatted_20_Text">Pre-processing: centered (7), scaled (7) </text:p>
      <text:p text:style-name="Preformatted_20_Text">Resampling: Cross-Validated (10 fold) </text:p>
      <text:p text:style-name="Preformatted_20_Text">Summary of sample sizes: 37, 36, 35, 36, 36, 37, ... </text:p>
      <text:p text:style-name="Preformatted_20_Text">Resampling results across tuning parameters:</text:p>
      <text:p text:style-name="Preformatted_20_Text"/>
      <text:p text:style-name="Preformatted_20_Text"><text:s text:c="2"/>degree <text:s/>scale <text:s/>C <text:s text:c="5"/>RMSE <text:s text:c="6"/>Rsquared <text:s text:c="2"/>MAE <text:s text:c="5"/></text:p>
      <text:p text:style-name="Preformatted_20_Text"><text:s text:c="2"/>1 <text:s text:c="6"/>0.001 <text:s text:c="2"/>0.25 <text:s/>0.2822644 <text:s/>0.7455971 <text:s/>0.2190878</text:p>
      <text:p text:style-name="Preformatted_20_Text"><text:s text:c="2"/>1 <text:s text:c="6"/>0.001 <text:s text:c="2"/>0.50 <text:s/>0.2792836 <text:s/>0.7438706 <text:s/>0.2165677</text:p>
      <text:p text:style-name="Preformatted_20_Text"><text:s text:c="2"/>1 <text:s text:c="6"/>0.001 <text:s text:c="2"/>1.00 <text:s/>0.2729747 <text:s/>0.7432671 <text:s/>0.2117617</text:p>
      <text:p text:style-name="Preformatted_20_Text"><text:s text:c="2"/>1 <text:s text:c="6"/>0.001 <text:s text:c="2"/>2.00 <text:s/>0.2596419 <text:s/>0.7430743 <text:s/>0.2025777</text:p>
      <text:p text:style-name="Preformatted_20_Text"><text:s text:c="2"/>1 <text:s text:c="6"/>0.001 <text:s text:c="2"/>4.00 <text:s/>0.2399094 <text:s/>0.7346426 <text:s/>0.1887603</text:p>
      <text:p text:style-name="Preformatted_20_Text"><text:s text:c="2"/>1 <text:s text:c="6"/>0.001 <text:s text:c="2"/>8.00 <text:s/>0.2098187 <text:s/>0.7157504 <text:s/>0.1640930</text:p>
      <text:p text:style-name="Preformatted_20_Text"><text:s text:c="2"/>1 <text:s text:c="6"/>0.001 <text:s/>16.00 <text:s/>0.1944652 <text:s/>0.7271267 <text:s/>0.1469901</text:p>
      <text:p text:style-name="Preformatted_20_Text"><text:s text:c="2"/>1 <text:s text:c="6"/>0.001 <text:s/>32.00 <text:s/>0.1931299 <text:s/>0.7231514 <text:s/>0.1471267</text:p>
      <text:p text:style-name="Preformatted_20_Text"><text:s text:c="2"/>1 <text:s text:c="6"/>0.005 <text:s text:c="2"/>0.25 <text:s/>0.2695911 <text:s/>0.7432671 <text:s/>0.2092693</text:p>
      <text:p text:style-name="Preformatted_20_Text"><text:s text:c="2"/>1 <text:s text:c="6"/>0.005 <text:s text:c="2"/>0.50 <text:s/>0.2544590 <text:s/>0.7344977 <text:s/>0.1993426</text:p>
      <text:p text:style-name="Preformatted_20_Text"><text:s text:c="2"/>1 <text:s text:c="6"/>0.005 <text:s text:c="2"/>1.00 <text:s/>0.2308057 <text:s/>0.7279345 <text:s/>0.1824794</text:p>
      <text:p text:style-name="Preformatted_20_Text"><text:s text:c="2"/>1 <text:s text:c="6"/>0.005 <text:s text:c="2"/>2.00 <text:s/>0.2003326 <text:s/>0.7196754 <text:s/>0.1541715</text:p>
      <text:p text:style-name="Preformatted_20_Text"><text:s text:c="2"/>1 <text:s text:c="6"/>0.005 <text:s text:c="2"/>4.00 <text:s/>0.1929860 <text:s/>0.7273604 <text:s/>0.1464109</text:p>
      <text:p text:style-name="Preformatted_20_Text"><text:s text:c="2"/>1 <text:s text:c="6"/>0.005 <text:s text:c="2"/>8.00 <text:s/>0.1938386 <text:s/>0.7189308 <text:s/>0.1483297</text:p>
      <text:p text:style-name="Preformatted_20_Text"><text:s text:c="2"/>1 <text:s text:c="6"/>0.005 <text:s/>16.00 <text:s/>0.2012694 <text:s/>0.7088233 <text:s/>0.1587709</text:p>
      <text:p text:style-name="Preformatted_20_Text"><text:s text:c="2"/>1 <text:s text:c="6"/>0.005 <text:s/>32.00 <text:s/>0.2079086 <text:s/>0.7010826 <text:s/>0.1681548</text:p>
      <text:p text:style-name="Preformatted_20_Text"><text:s text:c="2"/>1 <text:s text:c="6"/>0.010 <text:s text:c="2"/>0.25 <text:s/>0.2544590 <text:s/>0.7344978 <text:s/>0.1993426</text:p>
      <text:p text:style-name="Preformatted_20_Text"><text:s text:c="2"/>1 <text:s text:c="6"/>0.010 <text:s text:c="2"/>0.50 <text:s/>0.2308056 <text:s/>0.7279346 <text:s/>0.1824794</text:p>
      <text:p text:style-name="Preformatted_20_Text"><text:s text:c="2"/>1 <text:s text:c="6"/>0.010 <text:s text:c="2"/>1.00 <text:s/>0.2003153 <text:s/>0.7197628 <text:s/>0.1541510</text:p>
      <text:p text:style-name="Preformatted_20_Text"><text:s text:c="2"/>1 <text:s text:c="6"/>0.010 <text:s text:c="2"/>2.00 <text:s/>0.1929912 <text:s/>0.7273344 <text:s/>0.1464198</text:p>
      <text:p text:style-name="Preformatted_20_Text"><text:s text:c="2"/>1 <text:s text:c="6"/>0.010 <text:s text:c="2"/>4.00 <text:s/>0.1939092 <text:s/>0.7189523 <text:s/>0.1484120</text:p>
      <text:p text:style-name="Preformatted_20_Text"><text:s text:c="2"/>1 <text:s text:c="6"/>0.010 <text:s text:c="2"/>8.00 <text:s/>0.2013087 <text:s/>0.7087358 <text:s/>0.1588155</text:p>
      <text:p text:style-name="Preformatted_20_Text"><text:s text:c="2"/>1 <text:s text:c="6"/>0.010 <text:s/>16.00 <text:s/>0.2078778 <text:s/>0.7010745 <text:s/>0.1681132</text:p>
      <text:p text:style-name="Preformatted_20_Text"><text:s text:c="2"/>1 <text:s text:c="6"/>0.010 <text:s/>32.00 <text:s/>0.2096939 <text:s/>0.6684516 <text:s/>0.1742827</text:p>
      <text:p text:style-name="Preformatted_20_Text"><text:s text:c="2"/>2 <text:s text:c="6"/>0.001 <text:s text:c="2"/>0.25 <text:s/>0.2792752 <text:s/>0.7438706 <text:s/>0.2165637</text:p>
      <text:p text:style-name="Preformatted_20_Text"><text:s text:c="2"/>2 <text:s text:c="6"/>0.001 <text:s text:c="2"/>0.50 <text:s/>0.2729576 <text:s/>0.7432601 <text:s/>0.2117531</text:p>
      <text:p text:style-name="Preformatted_20_Text"><text:s text:c="2"/>2 <text:s text:c="6"/>0.001 <text:s text:c="2"/>1.00 <text:s/>0.2596095 <text:s/>0.7430717 <text:s/>0.2025577</text:p>
      <text:p text:style-name="Preformatted_20_Text"><text:s text:c="2"/>2 <text:s text:c="6"/>0.001 <text:s text:c="2"/>2.00 <text:s/>0.2398795 <text:s/>0.7346560 <text:s/>0.1887428</text:p>
      <text:p text:style-name="Preformatted_20_Text"><text:s text:c="2"/>2 <text:s text:c="6"/>0.001 <text:s text:c="2"/>4.00 <text:s/>0.2097790 <text:s/>0.7158528 <text:s/>0.1640521</text:p>
      <text:p text:style-name="Preformatted_20_Text"><text:s text:c="2"/>2 <text:s text:c="6"/>0.001 <text:s text:c="2"/>8.00 <text:s/>0.1945095 <text:s/>0.7272655 <text:s/>0.1468812</text:p>
      <text:p text:style-name="Preformatted_20_Text"><text:s text:c="2"/>2 <text:s text:c="6"/>0.001 <text:s/>16.00 <text:s/>0.1930954 <text:s/>0.7229070 <text:s/>0.1467716</text:p>
      <text:p text:style-name="Preformatted_20_Text"><text:s text:c="2"/>2 <text:s text:c="6"/>0.001 <text:s/>32.00 <text:s/>0.1976211 <text:s/>0.7150188 <text:s/>0.1550051</text:p>
      <text:p text:style-name="Preformatted_20_Text"><text:s text:c="2"/>2 <text:s text:c="6"/>0.005 <text:s text:c="2"/>0.25 <text:s/>0.2542415 <text:s/>0.7347457 <text:s/>0.1992021</text:p>
      <text:p text:style-name="Preformatted_20_Text"><text:s text:c="2"/>2 <text:s text:c="6"/>0.005 <text:s text:c="2"/>0.50 <text:s/>0.2305393 <text:s/>0.7286605 <text:s/>0.1822851</text:p>
      <text:p text:style-name="Preformatted_20_Text"><text:s text:c="2"/>2 <text:s text:c="6"/>0.005 <text:s text:c="2"/>1.00 <text:s/>0.2003124 <text:s/>0.7200576 <text:s/>0.1542006</text:p>
      <text:p text:style-name="Preformatted_20_Text"><text:s text:c="2"/>2 <text:s text:c="6"/>0.005 <text:s text:c="2"/>2.00 <text:s/>0.1944447 <text:s/>0.7271948 <text:s/>0.1469523</text:p>
      <text:p text:style-name="Preformatted_20_Text"><text:s text:c="2"/>2 <text:s text:c="6"/>0.005 <text:s text:c="2"/>4.00 <text:s/>0.1931807 <text:s/>0.7204467 <text:s/>0.1464972</text:p>
      <text:p text:style-name="Preformatted_20_Text"><text:s text:c="2"/>2 <text:s text:c="6"/>0.005 <text:s text:c="2"/>8.00 <text:s/>0.1963933 <text:s/>0.7081839 <text:s/>0.1551537</text:p>
      <text:p text:style-name="Preformatted_20_Text"><text:s text:c="2"/>2 <text:s text:c="6"/>0.005 <text:s/>16.00 <text:s/>0.2020673 <text:s/>0.6715300 <text:s/>0.1650409</text:p>
      <text:p text:style-name="Preformatted_20_Text"><text:s text:c="2"/>2 <text:s text:c="6"/>0.005 <text:s/>32.00 <text:s/>0.2097037 <text:s/>0.5712813 <text:s/>0.1789967</text:p>
      <text:p text:style-name="Preformatted_20_Text"><text:s text:c="2"/>2 <text:s text:c="6"/>0.010 <text:s text:c="2"/>0.25 <text:s/>0.2302793 <text:s/>0.7293289 <text:s/>0.1820961</text:p>
      <text:p text:style-name="Preformatted_20_Text"><text:s text:c="2"/>2 <text:s text:c="6"/>0.010 <text:s text:c="2"/>0.50 <text:s/>0.2002796 <text:s/>0.7208557 <text:s/>0.1542029</text:p>
      <text:p text:style-name="Preformatted_20_Text"><text:s text:c="2"/>2 <text:s text:c="6"/>0.010 <text:s text:c="2"/>1.00 <text:s/>0.1958569 <text:s/>0.7274576 <text:s/>0.1479891</text:p>
      <text:p text:style-name="Preformatted_20_Text"><text:s text:c="2"/>2 <text:s text:c="6"/>0.010 <text:s text:c="2"/>2.00 <text:s/>0.1941496 <text:s/>0.7204314 <text:s/>0.1487285</text:p>
      <text:p text:style-name="Preformatted_20_Text"><text:s text:c="2"/>2 <text:s text:c="6"/>0.010 <text:s text:c="2"/>4.00 <text:s/>0.1985860 <text:s/>0.6962041 <text:s/>0.1598452</text:p>
      <text:p text:style-name="Preformatted_20_Text"><text:s text:c="2"/>2 <text:s text:c="6"/>0.010 <text:s text:c="2"/>8.00 <text:s/>0.2078885 <text:s/>0.6180674 <text:s/>0.1730582</text:p>
      <text:p text:style-name="Preformatted_20_Text"><text:s text:c="2"/>2 <text:s text:c="6"/>0.010 <text:s/>16.00 <text:s/>0.2308644 <text:s/>0.5540894 <text:s/>0.1935995</text:p>
      <text:p text:style-name="Preformatted_20_Text"><text:s text:c="2"/>2 <text:s text:c="6"/>0.010 <text:s/>32.00 <text:s/>0.2576192 <text:s/>0.5432688 <text:s/>0.2110408</text:p>
      <text:p text:style-name="Preformatted_20_Text"/>
      <text:p text:style-name="Preformatted_20_Text">RMSE was used to select the optimal model using the smallest value.</text:p>
      <text:p text:style-name="Preformatted_20_Text">The final values used for the model were degree = 1, scale =</text:p>
      <text:p text:style-name="Preformatted_20_Text"><text:s/>0.005 and C = 4.</text:p>
      <text:p text:style-name="Preformatted_20_Text">&gt; plot(svmPTune, </text:p>
      <text:p text:style-name="Preformatted_20_Text">+ <text:s text:c="5"/>scales = list(x = list(log = 2), </text:p>
      <text:p text:style-name="Preformatted_20_Text">+ <text:s text:c="19"/>between = list(x = .5, y = 1))) <text:s text:c="16"/></text:p>
      <text:p text:style-name="Preformatted_20_Text">&gt; </text:p>
      <text:p text:style-name="Preformatted_20_Text"><text:soft-page-break/>&gt; testResults$SVMr &lt;- predict(svmRTune, solTestXtrans)</text:p>
      <text:p text:style-name="Preformatted_20_Text">&gt; testResults$SVMp &lt;- predict(svmPTune, solTestXtrans)</text:p>
      <text:p text:style-name="Preformatted_20_Text">&gt; View(testResults)</text:p>
      <text:p text:style-name="Preformatted_20_Text">&gt; ################################################################################</text:p>
      <text:p text:style-name="Preformatted_20_Text">&gt; ### Section 7.2 Multivariate Adaptive Regression Splines</text:p>
      <text:p text:style-name="Preformatted_20_Text">&gt; </text:p>
      <text:p text:style-name="Preformatted_20_Text">&gt; set.seed(100)</text:p>
      <text:p text:style-name="Preformatted_20_Text">&gt; marsTune &lt;- train(x = solTrainXtrans, y = solTrainY,</text:p>
      <text:p text:style-name="Preformatted_20_Text">+ <text:s text:c="18"/>method = "earth",</text:p>
      <text:p text:style-name="Preformatted_20_Text">+ <text:s text:c="18"/>tuneGrid = expand.grid(degree = 1, nprune = 2:38),</text:p>
      <text:p text:style-name="Preformatted_20_Text">+ <text:s text:c="18"/>trControl = ctrl)</text:p>
      <text:p text:style-name="Preformatted_20_Text">Loading required package: earth</text:p>
      <text:p text:style-name="Preformatted_20_Text">Loading required package: Formula</text:p>
      <text:p text:style-name="Preformatted_20_Text">Loading required package: plotmo</text:p>
      <text:p text:style-name="Preformatted_20_Text">Loading required package: plotrix</text:p>
      <text:p text:style-name="Preformatted_20_Text">Loading required package: TeachingDemos</text:p>
      <text:p text:style-name="Preformatted_20_Text">Warning message:</text:p>
      <text:p text:style-name="Preformatted_20_Text">In nominalTrainWorkflow(x = x, y = y, wts = weights, info = trainInfo, <text:s/>:</text:p>
      <text:p text:style-name="Preformatted_20_Text"><text:s text:c="2"/>There were missing values in resampled performance measures.</text:p>
      <text:p text:style-name="Preformatted_20_Text">&gt; marsTune</text:p>
      <text:p text:style-name="Preformatted_20_Text">Multivariate Adaptive Regression Spline </text:p>
      <text:p text:style-name="Preformatted_20_Text"/>
      <text:p text:style-name="Preformatted_20_Text">40 samples</text:p>
      <text:p text:style-name="Preformatted_20_Text"><text:s/>7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37, 36, 35, 36, 36, 37, ... </text:p>
      <text:p text:style-name="Preformatted_20_Text">Resampling results across tuning parameters:</text:p>
      <text:p text:style-name="Preformatted_20_Text"/>
      <text:p text:style-name="Preformatted_20_Text"><text:s text:c="2"/>nprune <text:s/>RMSE <text:s text:c="6"/>Rsquared <text:s text:c="2"/>MAE <text:s text:c="5"/></text:p>
      <text:p text:style-name="Preformatted_20_Text"><text:s text:c="3"/>2 <text:s text:c="5"/>0.2495647 <text:s/>0.4000756 <text:s/>0.2134500</text:p>
      <text:p text:style-name="Preformatted_20_Text"><text:s text:c="3"/>3 <text:s text:c="5"/>0.1866447 <text:s/>0.6326577 <text:s/>0.1631538</text:p>
      <text:p text:style-name="Preformatted_20_Text"><text:s text:c="3"/>4 <text:s text:c="5"/>0.1669696 <text:s/>0.6876617 <text:s/>0.1441221</text:p>
      <text:p text:style-name="Preformatted_20_Text"><text:s text:c="3"/>5 <text:s text:c="5"/>0.1873643 <text:s/>0.6133150 <text:s/>0.1619630</text:p>
      <text:p text:style-name="Preformatted_20_Text"><text:s text:c="3"/>6 <text:s text:c="5"/>0.1922091 <text:s/>0.6214386 <text:s/>0.1653614</text:p>
      <text:p text:style-name="Preformatted_20_Text"><text:s text:c="3"/>7 <text:s text:c="5"/>0.1922091 <text:s/>0.6214386 <text:s/>0.1653614</text:p>
      <text:p text:style-name="Preformatted_20_Text"><text:s text:c="3"/>8 <text:s text:c="5"/>0.1922091 <text:s/>0.6214386 <text:s/>0.1653614</text:p>
      <text:p text:style-name="Preformatted_20_Text"><text:s text:c="3"/>9 <text:s text:c="5"/>0.1922091 <text:s/>0.6214386 <text:s/>0.1653614</text:p>
      <text:p text:style-name="Preformatted_20_Text"><text:s text:c="2"/>10 <text:s text:c="5"/>0.1922091 <text:s/>0.6214386 <text:s/>0.1653614</text:p>
      <text:p text:style-name="Preformatted_20_Text"><text:s text:c="2"/>11 <text:s text:c="5"/>0.1922091 <text:s/>0.6214386 <text:s/>0.1653614</text:p>
      <text:p text:style-name="Preformatted_20_Text"><text:s text:c="2"/>12 <text:s text:c="5"/>0.1922091 <text:s/>0.6214386 <text:s/>0.1653614</text:p>
      <text:p text:style-name="Preformatted_20_Text"><text:s text:c="2"/>13 <text:s text:c="5"/>0.1922091 <text:s/>0.6214386 <text:s/>0.1653614</text:p>
      <text:p text:style-name="Preformatted_20_Text"><text:s text:c="2"/>14 <text:s text:c="5"/>0.1922091 <text:s/>0.6214386 <text:s/>0.1653614</text:p>
      <text:p text:style-name="Preformatted_20_Text"><text:s text:c="2"/>15 <text:s text:c="5"/>0.1922091 <text:s/>0.6214386 <text:s/>0.1653614</text:p>
      <text:p text:style-name="Preformatted_20_Text"><text:s text:c="2"/>16 <text:s text:c="5"/>0.1922091 <text:s/>0.6214386 <text:s/>0.1653614</text:p>
      <text:p text:style-name="Preformatted_20_Text"><text:s text:c="2"/>17 <text:s text:c="5"/>0.1922091 <text:s/>0.6214386 <text:s/>0.1653614</text:p>
      <text:p text:style-name="Preformatted_20_Text"><text:s text:c="2"/>18 <text:s text:c="5"/>0.1922091 <text:s/>0.6214386 <text:s/>0.1653614</text:p>
      <text:p text:style-name="Preformatted_20_Text"><text:s text:c="2"/>19 <text:s text:c="5"/>0.1922091 <text:s/>0.6214386 <text:s/>0.1653614</text:p>
      <text:p text:style-name="Preformatted_20_Text"><text:s text:c="2"/>20 <text:s text:c="5"/>0.1922091 <text:s/>0.6214386 <text:s/>0.1653614</text:p>
      <text:p text:style-name="Preformatted_20_Text"><text:s text:c="2"/>21 <text:s text:c="5"/>0.1922091 <text:s/>0.6214386 <text:s/>0.1653614</text:p>
      <text:p text:style-name="Preformatted_20_Text"><text:s text:c="2"/>22 <text:s text:c="5"/>0.1922091 <text:s/>0.6214386 <text:s/>0.1653614</text:p>
      <text:p text:style-name="Preformatted_20_Text"><text:s text:c="2"/>23 <text:s text:c="5"/>0.1922091 <text:s/>0.6214386 <text:s/>0.1653614</text:p>
      <text:p text:style-name="Preformatted_20_Text"><text:s text:c="2"/>24 <text:s text:c="5"/>0.1922091 <text:s/>0.6214386 <text:s/>0.1653614</text:p>
      <text:p text:style-name="Preformatted_20_Text"><text:s text:c="2"/>25 <text:s text:c="5"/>0.1922091 <text:s/>0.6214386 <text:s/>0.1653614</text:p>
      <text:p text:style-name="Preformatted_20_Text"><text:s text:c="2"/>26 <text:s text:c="5"/>0.1922091 <text:s/>0.6214386 <text:s/>0.1653614</text:p>
      <text:p text:style-name="Preformatted_20_Text"><text:s text:c="2"/>27 <text:s text:c="5"/>0.1922091 <text:s/>0.6214386 <text:s/>0.1653614</text:p>
      <text:p text:style-name="Preformatted_20_Text"><text:s text:c="2"/>28 <text:s text:c="5"/>0.1922091 <text:s/>0.6214386 <text:s/>0.1653614</text:p>
      <text:p text:style-name="Preformatted_20_Text"><text:s text:c="2"/>29 <text:s text:c="5"/>0.1922091 <text:s/>0.6214386 <text:s/>0.1653614</text:p>
      <text:p text:style-name="Preformatted_20_Text"><text:s text:c="2"/>30 <text:s text:c="5"/>0.1922091 <text:s/>0.6214386 <text:s/>0.1653614</text:p>
      <text:p text:style-name="Preformatted_20_Text"><text:s text:c="2"/>31 <text:s text:c="5"/>0.1922091 <text:s/>0.6214386 <text:s/>0.1653614</text:p>
      <text:p text:style-name="Preformatted_20_Text"><text:s text:c="2"/>32 <text:s text:c="5"/>0.1922091 <text:s/>0.6214386 <text:s/>0.1653614</text:p>
      <text:p text:style-name="Preformatted_20_Text"><text:s text:c="2"/>33 <text:s text:c="5"/>0.1922091 <text:s/>0.6214386 <text:s/>0.1653614</text:p>
      <text:p text:style-name="Preformatted_20_Text"><text:soft-page-break/><text:s text:c="2"/>34 <text:s text:c="5"/>0.1922091 <text:s/>0.6214386 <text:s/>0.1653614</text:p>
      <text:p text:style-name="Preformatted_20_Text"><text:s text:c="2"/>35 <text:s text:c="5"/>0.1922091 <text:s/>0.6214386 <text:s/>0.1653614</text:p>
      <text:p text:style-name="Preformatted_20_Text"><text:s text:c="2"/>36 <text:s text:c="5"/>0.1922091 <text:s/>0.6214386 <text:s/>0.1653614</text:p>
      <text:p text:style-name="Preformatted_20_Text"><text:s text:c="2"/>37 <text:s text:c="5"/>0.1922091 <text:s/>0.6214386 <text:s/>0.1653614</text:p>
      <text:p text:style-name="Preformatted_20_Text"><text:s text:c="2"/>38 <text:s text:c="5"/>0.1922091 <text:s/>0.6214386 <text:s/>0.1653614</text:p>
      <text:p text:style-name="Preformatted_20_Text"/>
      <text:p text:style-name="Preformatted_20_Text">Tuning parameter 'degree' was held constant at a value of 1</text:p>
      <text:p text:style-name="Preformatted_20_Text">RMSE was used to select the optimal model using the smallest value.</text:p>
      <text:p text:style-name="Preformatted_20_Text">The final values used for the model were nprune = 4 and degree = 1.</text:p>
      <text:p text:style-name="Preformatted_20_Text">&gt; plot(marsTune)</text:p>
      <text:p text:style-name="Preformatted_20_Text">&gt; </text:p>
      <text:p text:style-name="Preformatted_20_Text">&gt; testResults$MARS &lt;- predict(marsTune, solTestXtrans)</text:p>
      <text:p text:style-name="Preformatted_20_Text">&gt; marsImp &lt;- varImp(marsTune, scale = FALSE)</text:p>
      <text:p text:style-name="Preformatted_20_Text">&gt; plot(marsImp, top = 25)</text:p>
      <text:p text:style-name="P2">&gt; View(testResults)</text:p>
      <text:p text:style-name="Standard"/>
      <text:p text:style-name="P3"><text:bookmark text:name="rstudio_console_output1"/></text:p>
      <text:p text:style-name="Preformatted_20_Text">R version 3.5.2 (2018-12-20) -- "Eggshell Igloo"</text:p>
      <text:p text:style-name="Preformatted_20_Text">Copyright (C) 2018 The R Foundation for Statistical Computing</text:p>
      <text:p text:style-name="Preformatted_20_Text">Platform: x86_64-pc-linux-gnu (64-bit)</text:p>
      <text:p text:style-name="Preformatted_20_Text"/>
      <text:p text:style-name="Preformatted_20_Text">R is free software and comes with ABSOLUTELY NO WARRANTY.</text:p>
      <text:p text:style-name="Preformatted_20_Text">You are welcome to redistribute it under certain conditions.</text:p>
      <text:p text:style-name="Preformatted_20_Text">Type 'license()' or 'licence()' for distribution details.</text:p>
      <text:p text:style-name="Preformatted_20_Text"/>
      <text:p text:style-name="Preformatted_20_Text"><text:s text:c="2"/>Natural language support but running in an English locale</text:p>
      <text:p text:style-name="Preformatted_20_Text"/>
      <text:p text:style-name="Preformatted_20_Text">R is a collaborative project with many contributors.</text:p>
      <text:p text:style-name="Preformatted_20_Text">Type 'contributors()' for more information and</text:p>
      <text:p text:style-name="Preformatted_20_Text">'citation()' on how to cite R or R packages in publications.</text:p>
      <text:p text:style-name="Preformatted_20_Text"/>
      <text:p text:style-name="Preformatted_20_Text">Type 'demo()' for some demos, 'help()' for on-line help, or</text:p>
      <text:p text:style-name="Preformatted_20_Text">'help.start()' for an HTML browser interface to help.</text:p>
      <text:p text:style-name="Preformatted_20_Text">Type 'q()' to quit R.</text:p>
      <text:p text:style-name="Preformatted_20_Text"/>
      <text:p text:style-name="Preformatted_20_Text">[Workspace loaded from ~/learnML/.RData]</text:p>
      <text:p text:style-name="Preformatted_20_Text"/>
      <text:p text:style-name="Preformatted_20_Text">&gt; ################################################################################</text:p>
      <text:p text:style-name="Preformatted_20_Text">&gt; ### R code from Applied Predictive Modeling (2013) by Kuhn and Johnson.</text:p>
      <text:p text:style-name="Preformatted_20_Text">&gt; ### Copyright 2013 Kuhn and Johnson</text:p>
      <text:p text:style-name="Preformatted_20_Text">&gt; ### Web Page: http://www.appliedpredictivemodeling.com</text:p>
      <text:p text:style-name="Preformatted_20_Text">&gt; ### Contact: Max Kuhn (mxkuhn@gmail.com)</text:p>
      <text:p text:style-name="Preformatted_20_Text">&gt; ###</text:p>
      <text:p text:style-name="Preformatted_20_Text">&gt; ### Chapter 7: Non-Linear Regression Models</text:p>
      <text:p text:style-name="Preformatted_20_Text">&gt; ###</text:p>
      <text:p text:style-name="Preformatted_20_Text">&gt; ### Required packages: AppliedPredictiveModeling, caret, doMC (optional), earth,</text:p>
      <text:p text:style-name="Preformatted_20_Text">&gt; ### <text:s text:c="19"/>kernlab, lattice, nnet</text:p>
      <text:p text:style-name="Preformatted_20_Text">&gt; ###</text:p>
      <text:p text:style-name="Preformatted_20_Text">&gt; ### Data used: The solubility from the AppliedPredictiveModeling package</text:p>
      <text:p text:style-name="Preformatted_20_Text">&gt; ###</text:p>
      <text:p text:style-name="Preformatted_20_Text">&gt; ### Notes: </text:p>
      <text:p text:style-name="Preformatted_20_Text">&gt; ### 1) This code is provided without warranty.</text:p>
      <text:p text:style-name="Preformatted_20_Text">&gt; ###</text:p>
      <text:p text:style-name="Preformatted_20_Text">&gt; ### 2) This code should help the user reproduce the results in the</text:p>
      <text:p text:style-name="Preformatted_20_Text">&gt; ### text. There will be differences between this code and what is is</text:p>
      <text:p text:style-name="Preformatted_20_Text">&gt; ### the computing section. For example, the computing sections show</text:p>
      <text:p text:style-name="Preformatted_20_Text">&gt; ### how the source functions work (e.g. randomForest() or plsr()),</text:p>
      <text:p text:style-name="Preformatted_20_Text">&gt; ### which were not directly used when creating the book. Also, there may be </text:p>
      <text:p text:style-name="Preformatted_20_Text">&gt; ### syntax differences that occur over time as packages evolve. These files </text:p>
      <text:p text:style-name="Preformatted_20_Text">&gt; ### will reflect those changes.</text:p>
      <text:p text:style-name="Preformatted_20_Text">&gt; ###</text:p>
      <text:p text:style-name="Preformatted_20_Text">&gt; ### 3) In some cases, the calculations in the book were run in </text:p>
      <text:p text:style-name="Preformatted_20_Text">&gt; ### parallel. The sub-processes may reset the random number seed.</text:p>
      <text:p text:style-name="Preformatted_20_Text">&gt; ### Your results may slightly vary.</text:p>
      <text:p text:style-name="Preformatted_20_Text">&gt; ###</text:p>
      <text:p text:style-name="Preformatted_20_Text">&gt; ################################################################################</text:p>
      <text:p text:style-name="Preformatted_20_Text">&gt; </text:p>
      <text:p text:style-name="Preformatted_20_Text">&gt; ################################################################################</text:p>
      <text:p text:style-name="Preformatted_20_Text">&gt; ### Load the data</text:p>
      <text:p text:style-name="Preformatted_20_Text">&gt; </text:p>
      <text:p text:style-name="Preformatted_20_Text">&gt; library(AppliedPredictiveModeling)</text:p>
      <text:p text:style-name="Preformatted_20_Text">&gt; ### Create a control funciton that will be used across models. We</text:p>
      <text:p text:style-name="Preformatted_20_Text">&gt; ### create the fold assignments explictily instead of relying on the</text:p>
      <text:p text:style-name="Preformatted_20_Text">&gt; ### random number seed being set to identical values.</text:p>
      <text:p text:style-name="Preformatted_20_Text">&gt; </text:p>
      <text:p text:style-name="Preformatted_20_Text">&gt; library(caret)</text:p>
      <text:p text:style-name="Preformatted_20_Text"><text:soft-page-break/>Loading required package: lattice</text:p>
      <text:p text:style-name="Preformatted_20_Text">Loading required package: ggplot2</text:p>
      <text:p text:style-name="Preformatted_20_Text">&gt; set.seed(100)</text:p>
      <text:p text:style-name="Preformatted_20_Text">&gt; indx &lt;- createFolds(solTrainY, returnTrain = TRUE)</text:p>
      <text:p text:style-name="Preformatted_20_Text">&gt; ctrl &lt;- trainControl(method = "cv", index = indx)</text:p>
      <text:p text:style-name="Preformatted_20_Text">&gt; library(caret)</text:p>
      <text:p text:style-name="Preformatted_20_Text">&gt; ################################################################################</text:p>
      <text:p text:style-name="Preformatted_20_Text">&gt; ### Section 7.3 Support Vector Machines</text:p>
      <text:p text:style-name="Preformatted_20_Text">&gt; </text:p>
      <text:p text:style-name="Preformatted_20_Text">&gt; ## In a recent update to caret, the method to estimate the</text:p>
      <text:p text:style-name="Preformatted_20_Text">&gt; ## sigma parameter was slightly changed. These results will</text:p>
      <text:p text:style-name="Preformatted_20_Text">&gt; ## slightly differ from the text for that reason.</text:p>
      <text:p text:style-name="Preformatted_20_Text">&gt; </text:p>
      <text:p text:style-name="Preformatted_20_Text">&gt; set.seed(100)</text:p>
      <text:p text:style-name="Preformatted_20_Text">&gt; svmRTune &lt;- train(x = solTrainXtrans, y = solTrainY,</text:p>
      <text:p text:style-name="Preformatted_20_Text">+ <text:s text:c="18"/>method = "svmRadial",</text:p>
      <text:p text:style-name="Preformatted_20_Text">+ <text:s text:c="18"/>preProc = c("center", "scale"),</text:p>
      <text:p text:style-name="Preformatted_20_Text">+ <text:s text:c="18"/>tuneLength = 14,</text:p>
      <text:p text:style-name="Preformatted_20_Text">+ <text:s text:c="18"/>trControl = ctrl)</text:p>
      <text:p text:style-name="Preformatted_20_Text">&gt; svmRTune</text:p>
      <text:p text:style-name="Preformatted_20_Text">Support Vector Machines with Radial Basis Function Kernel </text:p>
      <text:p text:style-name="Preformatted_20_Text"/>
      <text:p text:style-name="Preformatted_20_Text">40 samples</text:p>
      <text:p text:style-name="Preformatted_20_Text"><text:s/>7 predictor</text:p>
      <text:p text:style-name="Preformatted_20_Text"/>
      <text:p text:style-name="Preformatted_20_Text">Pre-processing: centered (7), scaled (7) </text:p>
      <text:p text:style-name="Preformatted_20_Text">Resampling: Cross-Validated (10 fold) </text:p>
      <text:p text:style-name="Preformatted_20_Text">Summary of sample sizes: 37, 36, 35, 36, 36, 37, ... </text:p>
      <text:p text:style-name="Preformatted_20_Text">Resampling results across tuning parameters:</text:p>
      <text:p text:style-name="Preformatted_20_Text"/>
      <text:p text:style-name="Preformatted_20_Text"><text:s text:c="2"/>C <text:s text:c="7"/>RMSE <text:s text:c="6"/>Rsquared <text:s text:c="2"/>MAE <text:s text:c="5"/></text:p>
      <text:p text:style-name="Preformatted_20_Text"><text:s text:c="5"/>0.25 <text:s/>0.2347025 <text:s/>0.7075868 <text:s/>0.1759388</text:p>
      <text:p text:style-name="Preformatted_20_Text"><text:s text:c="5"/>0.50 <text:s/>0.2218300 <text:s/>0.6888302 <text:s/>0.1698058</text:p>
      <text:p text:style-name="Preformatted_20_Text"><text:s text:c="5"/>1.00 <text:s/>0.2176130 <text:s/>0.6867617 <text:s/>0.1726155</text:p>
      <text:p text:style-name="Preformatted_20_Text"><text:s text:c="5"/>2.00 <text:s/>0.2244456 <text:s/>0.6682750 <text:s/>0.1813623</text:p>
      <text:p text:style-name="Preformatted_20_Text"><text:s text:c="5"/>4.00 <text:s/>0.2318522 <text:s/>0.6570620 <text:s/>0.1860437</text:p>
      <text:p text:style-name="Preformatted_20_Text"><text:s text:c="5"/>8.00 <text:s/>0.2474672 <text:s/>0.6142061 <text:s/>0.1994488</text:p>
      <text:p text:style-name="Preformatted_20_Text"><text:s text:c="4"/>16.00 <text:s/>0.2527161 <text:s/>0.6050437 <text:s/>0.2036847</text:p>
      <text:p text:style-name="Preformatted_20_Text"><text:s text:c="4"/>32.00 <text:s/>0.2527161 <text:s/>0.6050437 <text:s/>0.2036847</text:p>
      <text:p text:style-name="Preformatted_20_Text"><text:s text:c="4"/>64.00 <text:s/>0.2527161 <text:s/>0.6050437 <text:s/>0.2036847</text:p>
      <text:p text:style-name="Preformatted_20_Text"><text:s text:c="3"/>128.00 <text:s/>0.2527161 <text:s/>0.6050437 <text:s/>0.2036847</text:p>
      <text:p text:style-name="Preformatted_20_Text"><text:s text:c="3"/>256.00 <text:s/>0.2527161 <text:s/>0.6050437 <text:s/>0.2036847</text:p>
      <text:p text:style-name="Preformatted_20_Text"><text:s text:c="3"/>512.00 <text:s/>0.2527161 <text:s/>0.6050437 <text:s/>0.2036847</text:p>
      <text:p text:style-name="Preformatted_20_Text"><text:s text:c="2"/>1024.00 <text:s/>0.2527161 <text:s/>0.6050437 <text:s/>0.2036847</text:p>
      <text:p text:style-name="Preformatted_20_Text"><text:s text:c="2"/>2048.00 <text:s/>0.2527161 <text:s/>0.6050437 <text:s/>0.2036847</text:p>
      <text:p text:style-name="Preformatted_20_Text"/>
      <text:p text:style-name="Preformatted_20_Text">Tuning parameter 'sigma' was held constant at a value of 0.1561028</text:p>
      <text:p text:style-name="Preformatted_20_Text">RMSE was used to select the optimal model using the smallest value.</text:p>
      <text:p text:style-name="Preformatted_20_Text">The final values used for the model were sigma = 0.1561028 and C = 1.</text:p>
      <text:p text:style-name="Preformatted_20_Text">&gt; plot(svmRTune, scales = list(x = list(log = 2))) <text:s/></text:p>
      <text:p text:style-name="Preformatted_20_Text">&gt; svmGrid &lt;- expand.grid(degree = 1:2, </text:p>
      <text:p text:style-name="Preformatted_20_Text">+ <text:s text:c="23"/>scale = c(0.01, 0.005, 0.001), </text:p>
      <text:p text:style-name="Preformatted_20_Text">+ <text:s text:c="23"/>C = 2^(-2:5))</text:p>
      <text:p text:style-name="Preformatted_20_Text">&gt; set.seed(100)</text:p>
      <text:p text:style-name="Preformatted_20_Text">&gt; svmPTune &lt;- train(x = solTrainXtrans, y = solTrainY,</text:p>
      <text:p text:style-name="Preformatted_20_Text">+ <text:s text:c="18"/>method = "svmPoly",</text:p>
      <text:p text:style-name="Preformatted_20_Text">+ <text:s text:c="18"/>preProc = c("center", "scale"),</text:p>
      <text:p text:style-name="Preformatted_20_Text">+ <text:s text:c="18"/>tuneGrid = svmGrid,</text:p>
      <text:p text:style-name="Preformatted_20_Text">+ <text:s text:c="18"/>trControl = ctrl)</text:p>
      <text:p text:style-name="Preformatted_20_Text">&gt; svmPTune</text:p>
      <text:p text:style-name="Preformatted_20_Text">Support Vector Machines with Polynomial Kernel </text:p>
      <text:p text:style-name="Preformatted_20_Text"/>
      <text:p text:style-name="Preformatted_20_Text">40 samples</text:p>
      <text:p text:style-name="Preformatted_20_Text"><text:soft-page-break/><text:s/>7 predictor</text:p>
      <text:p text:style-name="Preformatted_20_Text"/>
      <text:p text:style-name="Preformatted_20_Text">Pre-processing: centered (7), scaled (7) </text:p>
      <text:p text:style-name="Preformatted_20_Text">Resampling: Cross-Validated (10 fold) </text:p>
      <text:p text:style-name="Preformatted_20_Text">Summary of sample sizes: 37, 36, 35, 36, 36, 37, ... </text:p>
      <text:p text:style-name="Preformatted_20_Text">Resampling results across tuning parameters:</text:p>
      <text:p text:style-name="Preformatted_20_Text"/>
      <text:p text:style-name="Preformatted_20_Text"><text:s text:c="2"/>degree <text:s/>scale <text:s/>C <text:s text:c="5"/>RMSE <text:s text:c="6"/>Rsquared <text:s text:c="2"/>MAE <text:s text:c="5"/></text:p>
      <text:p text:style-name="Preformatted_20_Text"><text:s text:c="2"/>1 <text:s text:c="6"/>0.001 <text:s text:c="2"/>0.25 <text:s/>0.2822644 <text:s/>0.7455971 <text:s/>0.2190878</text:p>
      <text:p text:style-name="Preformatted_20_Text"><text:s text:c="2"/>1 <text:s text:c="6"/>0.001 <text:s text:c="2"/>0.50 <text:s/>0.2792836 <text:s/>0.7438706 <text:s/>0.2165677</text:p>
      <text:p text:style-name="Preformatted_20_Text"><text:s text:c="2"/>1 <text:s text:c="6"/>0.001 <text:s text:c="2"/>1.00 <text:s/>0.2729747 <text:s/>0.7432671 <text:s/>0.2117617</text:p>
      <text:p text:style-name="Preformatted_20_Text"><text:s text:c="2"/>1 <text:s text:c="6"/>0.001 <text:s text:c="2"/>2.00 <text:s/>0.2596419 <text:s/>0.7430743 <text:s/>0.2025777</text:p>
      <text:p text:style-name="Preformatted_20_Text"><text:s text:c="2"/>1 <text:s text:c="6"/>0.001 <text:s text:c="2"/>4.00 <text:s/>0.2399094 <text:s/>0.7346426 <text:s/>0.1887603</text:p>
      <text:p text:style-name="Preformatted_20_Text"><text:s text:c="2"/>1 <text:s text:c="6"/>0.001 <text:s text:c="2"/>8.00 <text:s/>0.2098187 <text:s/>0.7157504 <text:s/>0.1640930</text:p>
      <text:p text:style-name="Preformatted_20_Text"><text:s text:c="2"/>1 <text:s text:c="6"/>0.001 <text:s/>16.00 <text:s/>0.1944652 <text:s/>0.7271267 <text:s/>0.1469901</text:p>
      <text:p text:style-name="Preformatted_20_Text"><text:s text:c="2"/>1 <text:s text:c="6"/>0.001 <text:s/>32.00 <text:s/>0.1931299 <text:s/>0.7231514 <text:s/>0.1471267</text:p>
      <text:p text:style-name="Preformatted_20_Text"><text:s text:c="2"/>1 <text:s text:c="6"/>0.005 <text:s text:c="2"/>0.25 <text:s/>0.2695911 <text:s/>0.7432671 <text:s/>0.2092693</text:p>
      <text:p text:style-name="Preformatted_20_Text"><text:s text:c="2"/>1 <text:s text:c="6"/>0.005 <text:s text:c="2"/>0.50 <text:s/>0.2544590 <text:s/>0.7344977 <text:s/>0.1993426</text:p>
      <text:p text:style-name="Preformatted_20_Text"><text:s text:c="2"/>1 <text:s text:c="6"/>0.005 <text:s text:c="2"/>1.00 <text:s/>0.2308057 <text:s/>0.7279345 <text:s/>0.1824794</text:p>
      <text:p text:style-name="Preformatted_20_Text"><text:s text:c="2"/>1 <text:s text:c="6"/>0.005 <text:s text:c="2"/>2.00 <text:s/>0.2003326 <text:s/>0.7196754 <text:s/>0.1541715</text:p>
      <text:p text:style-name="Preformatted_20_Text"><text:s text:c="2"/>1 <text:s text:c="6"/>0.005 <text:s text:c="2"/>4.00 <text:s/>0.1929860 <text:s/>0.7273604 <text:s/>0.1464109</text:p>
      <text:p text:style-name="Preformatted_20_Text"><text:s text:c="2"/>1 <text:s text:c="6"/>0.005 <text:s text:c="2"/>8.00 <text:s/>0.1938386 <text:s/>0.7189308 <text:s/>0.1483297</text:p>
      <text:p text:style-name="Preformatted_20_Text"><text:s text:c="2"/>1 <text:s text:c="6"/>0.005 <text:s/>16.00 <text:s/>0.2012694 <text:s/>0.7088233 <text:s/>0.1587709</text:p>
      <text:p text:style-name="Preformatted_20_Text"><text:s text:c="2"/>1 <text:s text:c="6"/>0.005 <text:s/>32.00 <text:s/>0.2079086 <text:s/>0.7010826 <text:s/>0.1681548</text:p>
      <text:p text:style-name="Preformatted_20_Text"><text:s text:c="2"/>1 <text:s text:c="6"/>0.010 <text:s text:c="2"/>0.25 <text:s/>0.2544590 <text:s/>0.7344978 <text:s/>0.1993426</text:p>
      <text:p text:style-name="Preformatted_20_Text"><text:s text:c="2"/>1 <text:s text:c="6"/>0.010 <text:s text:c="2"/>0.50 <text:s/>0.2308056 <text:s/>0.7279346 <text:s/>0.1824794</text:p>
      <text:p text:style-name="Preformatted_20_Text"><text:s text:c="2"/>1 <text:s text:c="6"/>0.010 <text:s text:c="2"/>1.00 <text:s/>0.2003153 <text:s/>0.7197628 <text:s/>0.1541510</text:p>
      <text:p text:style-name="Preformatted_20_Text"><text:s text:c="2"/>1 <text:s text:c="6"/>0.010 <text:s text:c="2"/>2.00 <text:s/>0.1929912 <text:s/>0.7273344 <text:s/>0.1464198</text:p>
      <text:p text:style-name="Preformatted_20_Text"><text:s text:c="2"/>1 <text:s text:c="6"/>0.010 <text:s text:c="2"/>4.00 <text:s/>0.1939092 <text:s/>0.7189523 <text:s/>0.1484120</text:p>
      <text:p text:style-name="Preformatted_20_Text"><text:s text:c="2"/>1 <text:s text:c="6"/>0.010 <text:s text:c="2"/>8.00 <text:s/>0.2013087 <text:s/>0.7087358 <text:s/>0.1588155</text:p>
      <text:p text:style-name="Preformatted_20_Text"><text:s text:c="2"/>1 <text:s text:c="6"/>0.010 <text:s/>16.00 <text:s/>0.2078778 <text:s/>0.7010745 <text:s/>0.1681132</text:p>
      <text:p text:style-name="Preformatted_20_Text"><text:s text:c="2"/>1 <text:s text:c="6"/>0.010 <text:s/>32.00 <text:s/>0.2096939 <text:s/>0.6684516 <text:s/>0.1742827</text:p>
      <text:p text:style-name="Preformatted_20_Text"><text:s text:c="2"/>2 <text:s text:c="6"/>0.001 <text:s text:c="2"/>0.25 <text:s/>0.2792752 <text:s/>0.7438706 <text:s/>0.2165637</text:p>
      <text:p text:style-name="Preformatted_20_Text"><text:s text:c="2"/>2 <text:s text:c="6"/>0.001 <text:s text:c="2"/>0.50 <text:s/>0.2729576 <text:s/>0.7432601 <text:s/>0.2117531</text:p>
      <text:p text:style-name="Preformatted_20_Text"><text:s text:c="2"/>2 <text:s text:c="6"/>0.001 <text:s text:c="2"/>1.00 <text:s/>0.2596095 <text:s/>0.7430717 <text:s/>0.2025577</text:p>
      <text:p text:style-name="Preformatted_20_Text"><text:s text:c="2"/>2 <text:s text:c="6"/>0.001 <text:s text:c="2"/>2.00 <text:s/>0.2398795 <text:s/>0.7346560 <text:s/>0.1887428</text:p>
      <text:p text:style-name="Preformatted_20_Text"><text:s text:c="2"/>2 <text:s text:c="6"/>0.001 <text:s text:c="2"/>4.00 <text:s/>0.2097790 <text:s/>0.7158528 <text:s/>0.1640521</text:p>
      <text:p text:style-name="Preformatted_20_Text"><text:s text:c="2"/>2 <text:s text:c="6"/>0.001 <text:s text:c="2"/>8.00 <text:s/>0.1945095 <text:s/>0.7272655 <text:s/>0.1468812</text:p>
      <text:p text:style-name="Preformatted_20_Text"><text:s text:c="2"/>2 <text:s text:c="6"/>0.001 <text:s/>16.00 <text:s/>0.1930954 <text:s/>0.7229070 <text:s/>0.1467716</text:p>
      <text:p text:style-name="Preformatted_20_Text"><text:s text:c="2"/>2 <text:s text:c="6"/>0.001 <text:s/>32.00 <text:s/>0.1976211 <text:s/>0.7150188 <text:s/>0.1550051</text:p>
      <text:p text:style-name="Preformatted_20_Text"><text:s text:c="2"/>2 <text:s text:c="6"/>0.005 <text:s text:c="2"/>0.25 <text:s/>0.2542415 <text:s/>0.7347457 <text:s/>0.1992021</text:p>
      <text:p text:style-name="Preformatted_20_Text"><text:s text:c="2"/>2 <text:s text:c="6"/>0.005 <text:s text:c="2"/>0.50 <text:s/>0.2305393 <text:s/>0.7286605 <text:s/>0.1822851</text:p>
      <text:p text:style-name="Preformatted_20_Text"><text:s text:c="2"/>2 <text:s text:c="6"/>0.005 <text:s text:c="2"/>1.00 <text:s/>0.2003124 <text:s/>0.7200576 <text:s/>0.1542006</text:p>
      <text:p text:style-name="Preformatted_20_Text"><text:s text:c="2"/>2 <text:s text:c="6"/>0.005 <text:s text:c="2"/>2.00 <text:s/>0.1944447 <text:s/>0.7271948 <text:s/>0.1469523</text:p>
      <text:p text:style-name="Preformatted_20_Text"><text:s text:c="2"/>2 <text:s text:c="6"/>0.005 <text:s text:c="2"/>4.00 <text:s/>0.1931807 <text:s/>0.7204467 <text:s/>0.1464972</text:p>
      <text:p text:style-name="Preformatted_20_Text"><text:s text:c="2"/>2 <text:s text:c="6"/>0.005 <text:s text:c="2"/>8.00 <text:s/>0.1963933 <text:s/>0.7081839 <text:s/>0.1551537</text:p>
      <text:p text:style-name="Preformatted_20_Text"><text:s text:c="2"/>2 <text:s text:c="6"/>0.005 <text:s/>16.00 <text:s/>0.2020673 <text:s/>0.6715300 <text:s/>0.1650409</text:p>
      <text:p text:style-name="Preformatted_20_Text"><text:s text:c="2"/>2 <text:s text:c="6"/>0.005 <text:s/>32.00 <text:s/>0.2097037 <text:s/>0.5712813 <text:s/>0.1789967</text:p>
      <text:p text:style-name="Preformatted_20_Text"><text:s text:c="2"/>2 <text:s text:c="6"/>0.010 <text:s text:c="2"/>0.25 <text:s/>0.2302793 <text:s/>0.7293289 <text:s/>0.1820961</text:p>
      <text:p text:style-name="Preformatted_20_Text"><text:s text:c="2"/>2 <text:s text:c="6"/>0.010 <text:s text:c="2"/>0.50 <text:s/>0.2002796 <text:s/>0.7208557 <text:s/>0.1542029</text:p>
      <text:p text:style-name="Preformatted_20_Text"><text:s text:c="2"/>2 <text:s text:c="6"/>0.010 <text:s text:c="2"/>1.00 <text:s/>0.1958569 <text:s/>0.7274576 <text:s/>0.1479891</text:p>
      <text:p text:style-name="Preformatted_20_Text"><text:s text:c="2"/>2 <text:s text:c="6"/>0.010 <text:s text:c="2"/>2.00 <text:s/>0.1941496 <text:s/>0.7204314 <text:s/>0.1487285</text:p>
      <text:p text:style-name="Preformatted_20_Text"><text:s text:c="2"/>2 <text:s text:c="6"/>0.010 <text:s text:c="2"/>4.00 <text:s/>0.1985860 <text:s/>0.6962041 <text:s/>0.1598452</text:p>
      <text:p text:style-name="Preformatted_20_Text"><text:s text:c="2"/>2 <text:s text:c="6"/>0.010 <text:s text:c="2"/>8.00 <text:s/>0.2078885 <text:s/>0.6180674 <text:s/>0.1730582</text:p>
      <text:p text:style-name="Preformatted_20_Text"><text:s text:c="2"/>2 <text:s text:c="6"/>0.010 <text:s/>16.00 <text:s/>0.2308644 <text:s/>0.5540894 <text:s/>0.1935995</text:p>
      <text:p text:style-name="Preformatted_20_Text"><text:s text:c="2"/>2 <text:s text:c="6"/>0.010 <text:s/>32.00 <text:s/>0.2576192 <text:s/>0.5432688 <text:s/>0.2110408</text:p>
      <text:p text:style-name="Preformatted_20_Text"/>
      <text:p text:style-name="Preformatted_20_Text">RMSE was used to select the optimal model using the smallest value.</text:p>
      <text:p text:style-name="Preformatted_20_Text">The final values used for the model were degree = 1, scale =</text:p>
      <text:p text:style-name="Preformatted_20_Text"><text:s/>0.005 and C = 4.</text:p>
      <text:p text:style-name="Preformatted_20_Text">&gt; plot(svmPTune, </text:p>
      <text:p text:style-name="Preformatted_20_Text">+ <text:s text:c="5"/>scales = list(x = list(log = 2), </text:p>
      <text:p text:style-name="Preformatted_20_Text">+ <text:s text:c="19"/>between = list(x = .5, y = 1))) <text:s text:c="16"/></text:p>
      <text:p text:style-name="Preformatted_20_Text">&gt; </text:p>
      <text:p text:style-name="Preformatted_20_Text"><text:soft-page-break/>&gt; testResults$SVMr &lt;- predict(svmRTune, solTestXtrans)</text:p>
      <text:p text:style-name="Preformatted_20_Text">&gt; testResults$SVMp &lt;- predict(svmPTune, solTestXtrans)</text:p>
      <text:p text:style-name="Preformatted_20_Text">&gt; View(testResults)</text:p>
      <text:p text:style-name="Preformatted_20_Text">&gt; ################################################################################</text:p>
      <text:p text:style-name="Preformatted_20_Text">&gt; ### Section 7.2 Multivariate Adaptive Regression Splines</text:p>
      <text:p text:style-name="Preformatted_20_Text">&gt; </text:p>
      <text:p text:style-name="Preformatted_20_Text">&gt; set.seed(100)</text:p>
      <text:p text:style-name="Preformatted_20_Text">&gt; marsTune &lt;- train(x = solTrainXtrans, y = solTrainY,</text:p>
      <text:p text:style-name="Preformatted_20_Text">+ <text:s text:c="18"/>method = "earth",</text:p>
      <text:p text:style-name="Preformatted_20_Text">+ <text:s text:c="18"/>tuneGrid = expand.grid(degree = 1, nprune = 2:38),</text:p>
      <text:p text:style-name="Preformatted_20_Text">+ <text:s text:c="18"/>trControl = ctrl)</text:p>
      <text:p text:style-name="Preformatted_20_Text">Loading required package: earth</text:p>
      <text:p text:style-name="Preformatted_20_Text">Loading required package: Formula</text:p>
      <text:p text:style-name="Preformatted_20_Text">Loading required package: plotmo</text:p>
      <text:p text:style-name="Preformatted_20_Text">Loading required package: plotrix</text:p>
      <text:p text:style-name="Preformatted_20_Text">Loading required package: TeachingDemos</text:p>
      <text:p text:style-name="Preformatted_20_Text">Warning message:</text:p>
      <text:p text:style-name="Preformatted_20_Text">In nominalTrainWorkflow(x = x, y = y, wts = weights, info = trainInfo, <text:s/>:</text:p>
      <text:p text:style-name="Preformatted_20_Text"><text:s text:c="2"/>There were missing values in resampled performance measures.</text:p>
      <text:p text:style-name="Preformatted_20_Text">&gt; marsTune</text:p>
      <text:p text:style-name="Preformatted_20_Text">Multivariate Adaptive Regression Spline </text:p>
      <text:p text:style-name="Preformatted_20_Text"/>
      <text:p text:style-name="Preformatted_20_Text">40 samples</text:p>
      <text:p text:style-name="Preformatted_20_Text"><text:s/>7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37, 36, 35, 36, 36, 37, ... </text:p>
      <text:p text:style-name="Preformatted_20_Text">Resampling results across tuning parameters:</text:p>
      <text:p text:style-name="Preformatted_20_Text"/>
      <text:p text:style-name="Preformatted_20_Text"><text:s text:c="2"/>nprune <text:s/>RMSE <text:s text:c="6"/>Rsquared <text:s text:c="2"/>MAE <text:s text:c="5"/></text:p>
      <text:p text:style-name="Preformatted_20_Text"><text:s text:c="3"/>2 <text:s text:c="5"/>0.2495647 <text:s/>0.4000756 <text:s/>0.2134500</text:p>
      <text:p text:style-name="Preformatted_20_Text"><text:s text:c="3"/>3 <text:s text:c="5"/>0.1866447 <text:s/>0.6326577 <text:s/>0.1631538</text:p>
      <text:p text:style-name="Preformatted_20_Text"><text:s text:c="3"/>4 <text:s text:c="5"/>0.1669696 <text:s/>0.6876617 <text:s/>0.1441221</text:p>
      <text:p text:style-name="Preformatted_20_Text"><text:s text:c="3"/>5 <text:s text:c="5"/>0.1873643 <text:s/>0.6133150 <text:s/>0.1619630</text:p>
      <text:p text:style-name="Preformatted_20_Text"><text:s text:c="3"/>6 <text:s text:c="5"/>0.1922091 <text:s/>0.6214386 <text:s/>0.1653614</text:p>
      <text:p text:style-name="Preformatted_20_Text"><text:s text:c="3"/>7 <text:s text:c="5"/>0.1922091 <text:s/>0.6214386 <text:s/>0.1653614</text:p>
      <text:p text:style-name="Preformatted_20_Text"><text:s text:c="3"/>8 <text:s text:c="5"/>0.1922091 <text:s/>0.6214386 <text:s/>0.1653614</text:p>
      <text:p text:style-name="Preformatted_20_Text"><text:s text:c="3"/>9 <text:s text:c="5"/>0.1922091 <text:s/>0.6214386 <text:s/>0.1653614</text:p>
      <text:p text:style-name="Preformatted_20_Text"><text:s text:c="2"/>10 <text:s text:c="5"/>0.1922091 <text:s/>0.6214386 <text:s/>0.1653614</text:p>
      <text:p text:style-name="Preformatted_20_Text"><text:s text:c="2"/>11 <text:s text:c="5"/>0.1922091 <text:s/>0.6214386 <text:s/>0.1653614</text:p>
      <text:p text:style-name="Preformatted_20_Text"><text:s text:c="2"/>12 <text:s text:c="5"/>0.1922091 <text:s/>0.6214386 <text:s/>0.1653614</text:p>
      <text:p text:style-name="Preformatted_20_Text"><text:s text:c="2"/>13 <text:s text:c="5"/>0.1922091 <text:s/>0.6214386 <text:s/>0.1653614</text:p>
      <text:p text:style-name="Preformatted_20_Text"><text:s text:c="2"/>14 <text:s text:c="5"/>0.1922091 <text:s/>0.6214386 <text:s/>0.1653614</text:p>
      <text:p text:style-name="Preformatted_20_Text"><text:s text:c="2"/>15 <text:s text:c="5"/>0.1922091 <text:s/>0.6214386 <text:s/>0.1653614</text:p>
      <text:p text:style-name="Preformatted_20_Text"><text:s text:c="2"/>16 <text:s text:c="5"/>0.1922091 <text:s/>0.6214386 <text:s/>0.1653614</text:p>
      <text:p text:style-name="Preformatted_20_Text"><text:s text:c="2"/>17 <text:s text:c="5"/>0.1922091 <text:s/>0.6214386 <text:s/>0.1653614</text:p>
      <text:p text:style-name="Preformatted_20_Text"><text:s text:c="2"/>18 <text:s text:c="5"/>0.1922091 <text:s/>0.6214386 <text:s/>0.1653614</text:p>
      <text:p text:style-name="Preformatted_20_Text"><text:s text:c="2"/>19 <text:s text:c="5"/>0.1922091 <text:s/>0.6214386 <text:s/>0.1653614</text:p>
      <text:p text:style-name="Preformatted_20_Text"><text:s text:c="2"/>20 <text:s text:c="5"/>0.1922091 <text:s/>0.6214386 <text:s/>0.1653614</text:p>
      <text:p text:style-name="Preformatted_20_Text"><text:s text:c="2"/>21 <text:s text:c="5"/>0.1922091 <text:s/>0.6214386 <text:s/>0.1653614</text:p>
      <text:p text:style-name="Preformatted_20_Text"><text:s text:c="2"/>22 <text:s text:c="5"/>0.1922091 <text:s/>0.6214386 <text:s/>0.1653614</text:p>
      <text:p text:style-name="Preformatted_20_Text"><text:s text:c="2"/>23 <text:s text:c="5"/>0.1922091 <text:s/>0.6214386 <text:s/>0.1653614</text:p>
      <text:p text:style-name="Preformatted_20_Text"><text:s text:c="2"/>24 <text:s text:c="5"/>0.1922091 <text:s/>0.6214386 <text:s/>0.1653614</text:p>
      <text:p text:style-name="Preformatted_20_Text"><text:s text:c="2"/>25 <text:s text:c="5"/>0.1922091 <text:s/>0.6214386 <text:s/>0.1653614</text:p>
      <text:p text:style-name="Preformatted_20_Text"><text:s text:c="2"/>26 <text:s text:c="5"/>0.1922091 <text:s/>0.6214386 <text:s/>0.1653614</text:p>
      <text:p text:style-name="Preformatted_20_Text"><text:s text:c="2"/>27 <text:s text:c="5"/>0.1922091 <text:s/>0.6214386 <text:s/>0.1653614</text:p>
      <text:p text:style-name="Preformatted_20_Text"><text:s text:c="2"/>28 <text:s text:c="5"/>0.1922091 <text:s/>0.6214386 <text:s/>0.1653614</text:p>
      <text:p text:style-name="Preformatted_20_Text"><text:s text:c="2"/>29 <text:s text:c="5"/>0.1922091 <text:s/>0.6214386 <text:s/>0.1653614</text:p>
      <text:p text:style-name="Preformatted_20_Text"><text:s text:c="2"/>30 <text:s text:c="5"/>0.1922091 <text:s/>0.6214386 <text:s/>0.1653614</text:p>
      <text:p text:style-name="Preformatted_20_Text"><text:s text:c="2"/>31 <text:s text:c="5"/>0.1922091 <text:s/>0.6214386 <text:s/>0.1653614</text:p>
      <text:p text:style-name="Preformatted_20_Text"><text:s text:c="2"/>32 <text:s text:c="5"/>0.1922091 <text:s/>0.6214386 <text:s/>0.1653614</text:p>
      <text:p text:style-name="Preformatted_20_Text"><text:s text:c="2"/>33 <text:s text:c="5"/>0.1922091 <text:s/>0.6214386 <text:s/>0.1653614</text:p>
      <text:p text:style-name="Preformatted_20_Text"><text:soft-page-break/><text:s text:c="2"/>34 <text:s text:c="5"/>0.1922091 <text:s/>0.6214386 <text:s/>0.1653614</text:p>
      <text:p text:style-name="Preformatted_20_Text"><text:s text:c="2"/>35 <text:s text:c="5"/>0.1922091 <text:s/>0.6214386 <text:s/>0.1653614</text:p>
      <text:p text:style-name="Preformatted_20_Text"><text:s text:c="2"/>36 <text:s text:c="5"/>0.1922091 <text:s/>0.6214386 <text:s/>0.1653614</text:p>
      <text:p text:style-name="Preformatted_20_Text"><text:s text:c="2"/>37 <text:s text:c="5"/>0.1922091 <text:s/>0.6214386 <text:s/>0.1653614</text:p>
      <text:p text:style-name="Preformatted_20_Text"><text:s text:c="2"/>38 <text:s text:c="5"/>0.1922091 <text:s/>0.6214386 <text:s/>0.1653614</text:p>
      <text:p text:style-name="Preformatted_20_Text"/>
      <text:p text:style-name="Preformatted_20_Text">Tuning parameter 'degree' was held constant at a value of 1</text:p>
      <text:p text:style-name="Preformatted_20_Text">RMSE was used to select the optimal model using the smallest value.</text:p>
      <text:p text:style-name="Preformatted_20_Text">The final values used for the model were nprune = 4 and degree = 1.</text:p>
      <text:p text:style-name="Preformatted_20_Text">&gt; plot(marsTune)</text:p>
      <text:p text:style-name="Preformatted_20_Text">&gt; </text:p>
      <text:p text:style-name="Preformatted_20_Text">&gt; testResults$MARS &lt;- predict(marsTune, solTestXtrans)</text:p>
      <text:p text:style-name="Preformatted_20_Text">&gt; marsImp &lt;- varImp(marsTune, scale = FALSE)</text:p>
      <text:p text:style-name="Preformatted_20_Text">&gt; plot(marsImp, top = 25)</text:p>
      <text:p text:style-name="Preformatted_20_Text">&gt; View(testResults)</text:p>
      <text:p text:style-name="Preformatted_20_Text">&gt; ################################################################################</text:p>
      <text:p text:style-name="Preformatted_20_Text">&gt; ### Section 8.5 Random Forests</text:p>
      <text:p text:style-name="Preformatted_20_Text">&gt; </text:p>
      <text:p text:style-name="Preformatted_20_Text">&gt; mtryGrid &lt;- data.frame(mtry = floor(seq(10, ncol(solTrainXtrans), length = 10)))</text:p>
      <text:p text:style-name="Preformatted_20_Text">&gt; ### Tune the model using cross-validation</text:p>
      <text:p text:style-name="Preformatted_20_Text">&gt; set.seed(100)</text:p>
      <text:p text:style-name="Preformatted_20_Text">&gt; rfTune &lt;- train(x = solTrainXtrans, y = solTrainY,</text:p>
      <text:p text:style-name="Preformatted_20_Text">+ <text:s text:c="16"/>method = "rf",</text:p>
      <text:p text:style-name="Preformatted_20_Text">+ <text:s text:c="16"/>tuneGrid = mtryGrid,</text:p>
      <text:p text:style-name="Preformatted_20_Text">+ <text:s text:c="16"/>ntree = 1000,</text:p>
      <text:p text:style-name="Preformatted_20_Text">+ <text:s text:c="16"/>importance = TRUE,</text:p>
      <text:p text:style-name="Preformatted_20_Text">+ <text:s text:c="16"/>trControl = ctrl)</text:p>
      <text:p text:style-name="Preformatted_20_Text">There were 30 warnings (use warnings() to see them)</text:p>
      <text:p text:style-name="Preformatted_20_Text">&gt; rfTune</text:p>
      <text:p text:style-name="Preformatted_20_Text">Random Forest </text:p>
      <text:p text:style-name="Preformatted_20_Text"/>
      <text:p text:style-name="Preformatted_20_Text">40 samples</text:p>
      <text:p text:style-name="Preformatted_20_Text"><text:s/>7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37, 36, 35, 36, 36, 37, ... </text:p>
      <text:p text:style-name="Preformatted_20_Text">Resampling results across tuning parameters:</text:p>
      <text:p text:style-name="Preformatted_20_Text"/>
      <text:p text:style-name="Preformatted_20_Text"><text:s text:c="2"/>mtry <text:s/>RMSE <text:s text:c="6"/>Rsquared <text:s text:c="2"/>MAE <text:s text:c="5"/></text:p>
      <text:p text:style-name="Preformatted_20_Text"><text:s text:c="3"/>7 <text:s text:c="3"/>0.1863846 <text:s/>0.6491954 <text:s/>0.1573025</text:p>
      <text:p text:style-name="Preformatted_20_Text"><text:s text:c="3"/>8 <text:s text:c="3"/>0.1888593 <text:s/>0.6413978 <text:s/>0.1589082</text:p>
      <text:p text:style-name="Preformatted_20_Text"><text:s text:c="3"/>9 <text:s text:c="3"/>0.1890700 <text:s/>0.6398734 <text:s/>0.1594874</text:p>
      <text:p text:style-name="Preformatted_20_Text"><text:s text:c="2"/>10 <text:s text:c="3"/>0.1878928 <text:s/>0.6407059 <text:s/>0.1591888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mtry = 7.</text:p>
      <text:p text:style-name="Preformatted_20_Text">&gt; plot(rfTune)</text:p>
      <text:p text:style-name="Preformatted_20_Text">&gt; rfImp &lt;- varImp(rfTune, scale = FALSE)</text:p>
      <text:p text:style-name="Preformatted_20_Text">&gt; rfImp</text:p>
      <text:p text:style-name="Preformatted_20_Text">rf variable importance</text:p>
      <text:p text:style-name="Preformatted_20_Text"/>
      <text:p text:style-name="Preformatted_20_Text"><text:s text:c="13"/>Overall</text:p>
      <text:p text:style-name="Preformatted_20_Text">PointsAjust <text:s text:c="2"/>25.252</text:p>
      <text:p text:style-name="Preformatted_20_Text">Length <text:s text:c="7"/>20.208</text:p>
      <text:p text:style-name="Preformatted_20_Text">Transactions <text:s text:c="2"/>6.498</text:p>
      <text:p text:style-name="Preformatted_20_Text">Entities <text:s text:c="6"/>5.302</text:p>
      <text:p text:style-name="Preformatted_20_Text">Adjustment <text:s text:c="4"/>4.875</text:p>
      <text:p text:style-name="Preformatted_20_Text">ManagerExp <text:s text:c="4"/>2.715</text:p>
      <text:p text:style-name="Preformatted_20_Text">TeamExp <text:s text:c="6"/>-2.116</text:p>
      <text:p text:style-name="Preformatted_20_Text">&gt; ### Tune the model using the OOB estimates</text:p>
      <text:p text:style-name="Preformatted_20_Text">&gt; ctrlOOB &lt;- trainControl(method = "oob")</text:p>
      <text:p text:style-name="Preformatted_20_Text"><text:soft-page-break/>&gt; set.seed(100)</text:p>
      <text:p text:style-name="Preformatted_20_Text">&gt; rfTuneOOB &lt;- train(x = solTrainXtrans, y = solTrainY,</text:p>
      <text:p text:style-name="Preformatted_20_Text">+ <text:s text:c="19"/>method = "rf",</text:p>
      <text:p text:style-name="Preformatted_20_Text">+ <text:s text:c="19"/>tuneGrid = mtryGrid,</text:p>
      <text:p text:style-name="Preformatted_20_Text">+ <text:s text:c="19"/>ntree = 1000,</text:p>
      <text:p text:style-name="Preformatted_20_Text">+ <text:s text:c="19"/>importance = TRUE,</text:p>
      <text:p text:style-name="Preformatted_20_Text">+ <text:s text:c="19"/>trControl = ctrlOOB)</text:p>
      <text:p text:style-name="Preformatted_20_Text">Warning messages:</text:p>
      <text:p text:style-name="Preformatted_20_Text">1: In randomForest.default(x, y, mtry = param$mtry, ...) :</text:p>
      <text:p text:style-name="Preformatted_20_Text"><text:s text:c="2"/>invalid mtry: reset to within valid range</text:p>
      <text:p text:style-name="Preformatted_20_Text">2: In randomForest.default(x, y, mtry = param$mtry, ...) :</text:p>
      <text:p text:style-name="Preformatted_20_Text"><text:s text:c="2"/>invalid mtry: reset to within valid range</text:p>
      <text:p text:style-name="Preformatted_20_Text">3: In randomForest.default(x, y, mtry = param$mtry, ...) :</text:p>
      <text:p text:style-name="Preformatted_20_Text"><text:s text:c="2"/>invalid mtry: reset to within valid range</text:p>
      <text:p text:style-name="Preformatted_20_Text">&gt; rfTuneOOB</text:p>
      <text:p text:style-name="Preformatted_20_Text">Random Forest </text:p>
      <text:p text:style-name="Preformatted_20_Text"/>
      <text:p text:style-name="Preformatted_20_Text">40 samples</text:p>
      <text:p text:style-name="Preformatted_20_Text"><text:s/>7 predictor</text:p>
      <text:p text:style-name="Preformatted_20_Text"/>
      <text:p text:style-name="Preformatted_20_Text">No pre-processing</text:p>
      <text:p text:style-name="Preformatted_20_Text">Resampling results across tuning parameters:</text:p>
      <text:p text:style-name="Preformatted_20_Text"/>
      <text:p text:style-name="Preformatted_20_Text"><text:s text:c="2"/>mtry <text:s/>RMSE <text:s text:c="6"/>Rsquared </text:p>
      <text:p text:style-name="Preformatted_20_Text"><text:s text:c="3"/>7 <text:s text:c="3"/>0.2052873 <text:s/>0.4913905</text:p>
      <text:p text:style-name="Preformatted_20_Text"><text:s text:c="3"/>8 <text:s text:c="3"/>0.2055161 <text:s/>0.4902564</text:p>
      <text:p text:style-name="Preformatted_20_Text"><text:s text:c="3"/>9 <text:s text:c="3"/>0.2054230 <text:s/>0.4907178</text:p>
      <text:p text:style-name="Preformatted_20_Text"><text:s text:c="2"/>10 <text:s text:c="3"/>0.2065974 <text:s/>0.4848782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mtry = 7.</text:p>
      <text:p text:style-name="Preformatted_20_Text">&gt; plot(rfTuneOOB)</text:p>
      <text:p text:style-name="Preformatted_20_Text">&gt; ################################################################################</text:p>
      <text:p text:style-name="Preformatted_20_Text">&gt; ### Section 8.6 Boosting</text:p>
      <text:p text:style-name="Preformatted_20_Text">&gt; gbmGrid &lt;- expand.grid(interaction.depth = seq(1, 7, by = 2),</text:p>
      <text:p text:style-name="Preformatted_20_Text">+ <text:s text:c="23"/>n.trees = seq(100, 1000, by = 50),</text:p>
      <text:p text:style-name="Preformatted_20_Text">+ <text:s text:c="23"/>shrinkage = c(0.01, 0.1))</text:p>
      <text:p text:style-name="Preformatted_20_Text">&gt; set.seed(100)</text:p>
      <text:p text:style-name="Preformatted_20_Text">&gt; gbmTune &lt;- train(x = solTrainXtrans, y = solTrainY,</text:p>
      <text:p text:style-name="Preformatted_20_Text">+ <text:s text:c="17"/>method = "gbm",</text:p>
      <text:p text:style-name="Preformatted_20_Text">+ <text:s text:c="17"/>tuneGrid = gbmGrid,</text:p>
      <text:p text:style-name="Preformatted_20_Text">+ <text:s text:c="17"/>trControl = ctrl,</text:p>
      <text:p text:style-name="Preformatted_20_Text">+ <text:s text:c="17"/>verbose = FALSE)</text:p>
      <text:p text:style-name="Preformatted_20_Text">Error: The tuning parameter grid should have columns n.trees, interaction.depth, shrinkage, n.minobsinnode</text:p>
      <text:p text:style-name="Preformatted_20_Text">&gt; gbmTune</text:p>
      <text:p text:style-name="Preformatted_20_Text">Error: object 'gbmTune' not found</text:p>
      <text:p text:style-name="Preformatted_20_Text">&gt; ################################################################################</text:p>
      <text:p text:style-name="Preformatted_20_Text">&gt; ### Section 8.7 Cubist</text:p>
      <text:p text:style-name="Preformatted_20_Text">&gt; </text:p>
      <text:p text:style-name="Preformatted_20_Text">&gt; cbGrid &lt;- expand.grid(committees = c(1:10, 20, 50, 75, 100), </text:p>
      <text:p text:style-name="Preformatted_20_Text">+ <text:s text:c="22"/>neighbors = c(0, 1, 5, 9))</text:p>
      <text:p text:style-name="Preformatted_20_Text">&gt; set.seed(100)</text:p>
      <text:p text:style-name="Preformatted_20_Text">&gt; cubistTune &lt;- train(solTrainXtrans, solTrainY,</text:p>
      <text:p text:style-name="Preformatted_20_Text">+ <text:s text:c="20"/>"cubist",</text:p>
      <text:p text:style-name="Preformatted_20_Text">+ <text:s text:c="20"/>tuneGrid = cbGrid,</text:p>
      <text:p text:style-name="Preformatted_20_Text">+ <text:s text:c="20"/>trControl = ctrl)</text:p>
      <text:p text:style-name="Preformatted_20_Text">&gt; cubistTune</text:p>
      <text:p text:style-name="Preformatted_20_Text">Cubist </text:p>
      <text:p text:style-name="Preformatted_20_Text"/>
      <text:p text:style-name="Preformatted_20_Text">40 samples</text:p>
      <text:p text:style-name="Preformatted_20_Text"><text:s/>7 predictor</text:p>
      <text:p text:style-name="Preformatted_20_Text"><text:soft-page-break/></text:p>
      <text:p text:style-name="Preformatted_20_Text">No pre-processing</text:p>
      <text:p text:style-name="Preformatted_20_Text">Resampling: Cross-Validated (10 fold) </text:p>
      <text:p text:style-name="Preformatted_20_Text">Summary of sample sizes: 37, 36, 35, 36, 36, 37, ... </text:p>
      <text:p text:style-name="Preformatted_20_Text">Resampling results across tuning parameters:</text:p>
      <text:p text:style-name="Preformatted_20_Text"/>
      <text:p text:style-name="Preformatted_20_Text"><text:s text:c="2"/>committees <text:s/>neighbors <text:s/>RMSE <text:s text:c="6"/>Rsquared <text:s text:c="2"/>MAE <text:s text:c="5"/></text:p>
      <text:p text:style-name="Preformatted_20_Text"><text:s text:c="4"/>1 <text:s text:c="8"/>0 <text:s text:c="9"/>0.2353514 <text:s/>0.6477153 <text:s/>0.1954528</text:p>
      <text:p text:style-name="Preformatted_20_Text"><text:s text:c="4"/>1 <text:s text:c="8"/>1 <text:s text:c="9"/>0.2380060 <text:s/>0.6888310 <text:s/>0.2007634</text:p>
      <text:p text:style-name="Preformatted_20_Text"><text:s text:c="4"/>1 <text:s text:c="8"/>5 <text:s text:c="9"/>0.2214071 <text:s/>0.6820530 <text:s/>0.1873973</text:p>
      <text:p text:style-name="Preformatted_20_Text"><text:s text:c="4"/>1 <text:s text:c="8"/>9 <text:s text:c="9"/>0.2177066 <text:s/>0.6378606 <text:s/>0.1885613</text:p>
      <text:p text:style-name="Preformatted_20_Text"><text:s text:c="4"/>2 <text:s text:c="8"/>0 <text:s text:c="9"/>0.2205421 <text:s/>0.6573058 <text:s/>0.1837524</text:p>
      <text:p text:style-name="Preformatted_20_Text"><text:s text:c="4"/>2 <text:s text:c="8"/>1 <text:s text:c="9"/>0.2231766 <text:s/>0.6806350 <text:s/>0.1855236</text:p>
      <text:p text:style-name="Preformatted_20_Text"><text:s text:c="4"/>2 <text:s text:c="8"/>5 <text:s text:c="9"/>0.2129652 <text:s/>0.6536004 <text:s/>0.1781629</text:p>
      <text:p text:style-name="Preformatted_20_Text"><text:s text:c="4"/>2 <text:s text:c="8"/>9 <text:s text:c="9"/>0.2118775 <text:s/>0.6382928 <text:s/>0.1810204</text:p>
      <text:p text:style-name="Preformatted_20_Text"><text:s text:c="4"/>3 <text:s text:c="8"/>0 <text:s text:c="9"/>0.2235501 <text:s/>0.6366798 <text:s/>0.1875445</text:p>
      <text:p text:style-name="Preformatted_20_Text"><text:s text:c="4"/>3 <text:s text:c="8"/>1 <text:s text:c="9"/>0.2234896 <text:s/>0.7032075 <text:s/>0.1877022</text:p>
      <text:p text:style-name="Preformatted_20_Text"><text:s text:c="4"/>3 <text:s text:c="8"/>5 <text:s text:c="9"/>0.2144525 <text:s/>0.6646604 <text:s/>0.1788342</text:p>
      <text:p text:style-name="Preformatted_20_Text"><text:s text:c="4"/>3 <text:s text:c="8"/>9 <text:s text:c="9"/>0.2099021 <text:s/>0.6370458 <text:s/>0.1810267</text:p>
      <text:p text:style-name="Preformatted_20_Text"><text:s text:c="4"/>4 <text:s text:c="8"/>0 <text:s text:c="9"/>0.2194141 <text:s/>0.6554734 <text:s/>0.1852428</text:p>
      <text:p text:style-name="Preformatted_20_Text"><text:s text:c="4"/>4 <text:s text:c="8"/>1 <text:s text:c="9"/>0.2204965 <text:s/>0.6984980 <text:s/>0.1846734</text:p>
      <text:p text:style-name="Preformatted_20_Text"><text:s text:c="4"/>4 <text:s text:c="8"/>5 <text:s text:c="9"/>0.2127992 <text:s/>0.6596858 <text:s/>0.1767219</text:p>
      <text:p text:style-name="Preformatted_20_Text"><text:s text:c="4"/>4 <text:s text:c="8"/>9 <text:s text:c="9"/>0.2102467 <text:s/>0.6422443 <text:s/>0.1805401</text:p>
      <text:p text:style-name="Preformatted_20_Text"><text:s text:c="4"/>5 <text:s text:c="8"/>0 <text:s text:c="9"/>0.2228091 <text:s/>0.6358436 <text:s/>0.1881885</text:p>
      <text:p text:style-name="Preformatted_20_Text"><text:s text:c="4"/>5 <text:s text:c="8"/>1 <text:s text:c="9"/>0.2217975 <text:s/>0.7062800 <text:s/>0.1866765</text:p>
      <text:p text:style-name="Preformatted_20_Text"><text:s text:c="4"/>5 <text:s text:c="8"/>5 <text:s text:c="9"/>0.2106292 <text:s/>0.6650952 <text:s/>0.1757515</text:p>
      <text:p text:style-name="Preformatted_20_Text"><text:s text:c="4"/>5 <text:s text:c="8"/>9 <text:s text:c="9"/>0.2077540 <text:s/>0.6396563 <text:s/>0.1796954</text:p>
      <text:p text:style-name="Preformatted_20_Text"><text:s text:c="4"/>6 <text:s text:c="8"/>0 <text:s text:c="9"/>0.2202750 <text:s/>0.6482451 <text:s/>0.1867241</text:p>
      <text:p text:style-name="Preformatted_20_Text"><text:s text:c="4"/>6 <text:s text:c="8"/>1 <text:s text:c="9"/>0.2201038 <text:s/>0.7031460 <text:s/>0.1848902</text:p>
      <text:p text:style-name="Preformatted_20_Text"><text:s text:c="4"/>6 <text:s text:c="8"/>5 <text:s text:c="9"/>0.2065006 <text:s/>0.6767272 <text:s/>0.1733081</text:p>
      <text:p text:style-name="Preformatted_20_Text"><text:s text:c="4"/>6 <text:s text:c="8"/>9 <text:s text:c="9"/>0.2037696 <text:s/>0.6635236 <text:s/>0.1772183</text:p>
      <text:p text:style-name="Preformatted_20_Text"><text:s text:c="4"/>7 <text:s text:c="8"/>0 <text:s text:c="9"/>0.2229459 <text:s/>0.6342438 <text:s/>0.1887510</text:p>
      <text:p text:style-name="Preformatted_20_Text"><text:s text:c="4"/>7 <text:s text:c="8"/>1 <text:s text:c="9"/>0.2212916 <text:s/>0.7075980 <text:s/>0.1864259</text:p>
      <text:p text:style-name="Preformatted_20_Text"><text:s text:c="4"/>7 <text:s text:c="8"/>5 <text:s text:c="9"/>0.2145929 <text:s/>0.6601363 <text:s/>0.1780609</text:p>
      <text:p text:style-name="Preformatted_20_Text"><text:s text:c="4"/>7 <text:s text:c="8"/>9 <text:s text:c="9"/>0.2105871 <text:s/>0.6338210 <text:s/>0.1814711</text:p>
      <text:p text:style-name="Preformatted_20_Text"><text:s text:c="4"/>8 <text:s text:c="8"/>0 <text:s text:c="9"/>0.2210284 <text:s/>0.6432008 <text:s/>0.1876450</text:p>
      <text:p text:style-name="Preformatted_20_Text"><text:s text:c="4"/>8 <text:s text:c="8"/>1 <text:s text:c="9"/>0.2200774 <text:s/>0.7052796 <text:s/>0.1851512</text:p>
      <text:p text:style-name="Preformatted_20_Text"><text:s text:c="4"/>8 <text:s text:c="8"/>5 <text:s text:c="9"/>0.2139207 <text:s/>0.6585592 <text:s/>0.1773430</text:p>
      <text:p text:style-name="Preformatted_20_Text"><text:s text:c="4"/>8 <text:s text:c="8"/>9 <text:s text:c="9"/>0.2091409 <text:s/>0.6422917 <text:s/>0.1801270</text:p>
      <text:p text:style-name="Preformatted_20_Text"><text:s text:c="4"/>9 <text:s text:c="8"/>0 <text:s text:c="9"/>0.2231768 <text:s/>0.6328112 <text:s/>0.1891819</text:p>
      <text:p text:style-name="Preformatted_20_Text"><text:s text:c="4"/>9 <text:s text:c="8"/>1 <text:s text:c="9"/>0.2210882 <text:s/>0.7083662 <text:s/>0.1863607</text:p>
      <text:p text:style-name="Preformatted_20_Text"><text:s text:c="4"/>9 <text:s text:c="8"/>5 <text:s text:c="9"/>0.2148249 <text:s/>0.6591627 <text:s/>0.1784123</text:p>
      <text:p text:style-name="Preformatted_20_Text"><text:s text:c="4"/>9 <text:s text:c="8"/>9 <text:s text:c="9"/>0.2108032 <text:s/>0.6328481 <text:s/>0.1815939</text:p>
      <text:p text:style-name="Preformatted_20_Text"><text:s text:c="3"/>10 <text:s text:c="8"/>0 <text:s text:c="9"/>0.2216043 <text:s/>0.6402981 <text:s/>0.1881436</text:p>
      <text:p text:style-name="Preformatted_20_Text"><text:s text:c="3"/>10 <text:s text:c="8"/>1 <text:s text:c="9"/>0.2205938 <text:s/>0.7012210 <text:s/>0.1856083</text:p>
      <text:p text:style-name="Preformatted_20_Text"><text:s text:c="3"/>10 <text:s text:c="8"/>5 <text:s text:c="9"/>0.2146726 <text:s/>0.6570622 <text:s/>0.1782840</text:p>
      <text:p text:style-name="Preformatted_20_Text"><text:s text:c="3"/>10 <text:s text:c="8"/>9 <text:s text:c="9"/>0.2096867 <text:s/>0.6401237 <text:s/>0.1804908</text:p>
      <text:p text:style-name="Preformatted_20_Text"><text:s text:c="3"/>20 <text:s text:c="8"/>0 <text:s text:c="9"/>0.2234979 <text:s/>0.6326279 <text:s/>0.1889565</text:p>
      <text:p text:style-name="Preformatted_20_Text"><text:s text:c="3"/>20 <text:s text:c="8"/>1 <text:s text:c="9"/>0.2235837 <text:s/>0.7020788 <text:s/>0.1884018</text:p>
      <text:p text:style-name="Preformatted_20_Text"><text:s text:c="3"/>20 <text:s text:c="8"/>5 <text:s text:c="9"/>0.2159062 <text:s/>0.6522100 <text:s/>0.1804703</text:p>
      <text:p text:style-name="Preformatted_20_Text"><text:s text:c="3"/>20 <text:s text:c="8"/>9 <text:s text:c="9"/>0.2123056 <text:s/>0.6289046 <text:s/>0.1822818</text:p>
      <text:p text:style-name="Preformatted_20_Text"><text:s text:c="3"/>50 <text:s text:c="8"/>0 <text:s text:c="9"/>0.2262638 <text:s/>0.6262216 <text:s/>0.1913132</text:p>
      <text:p text:style-name="Preformatted_20_Text"><text:s text:c="3"/>50 <text:s text:c="8"/>1 <text:s text:c="9"/>0.2255762 <text:s/>0.7052759 <text:s/>0.1906716</text:p>
      <text:p text:style-name="Preformatted_20_Text"><text:s text:c="3"/>50 <text:s text:c="8"/>5 <text:s text:c="9"/>0.2174314 <text:s/>0.6478385 <text:s/>0.1827094</text:p>
      <text:p text:style-name="Preformatted_20_Text"><text:s text:c="3"/>50 <text:s text:c="8"/>9 <text:s text:c="9"/>0.2119313 <text:s/>0.6281585 <text:s/>0.1822008</text:p>
      <text:p text:style-name="Preformatted_20_Text"><text:s text:c="3"/>75 <text:s text:c="8"/>0 <text:s text:c="9"/>0.2270779 <text:s/>0.6240888 <text:s/>0.1922994</text:p>
      <text:p text:style-name="Preformatted_20_Text"><text:s text:c="3"/>75 <text:s text:c="8"/>1 <text:s text:c="9"/>0.2262226 <text:s/>0.7061333 <text:s/>0.1913307</text:p>
      <text:p text:style-name="Preformatted_20_Text"><text:s text:c="3"/>75 <text:s text:c="8"/>5 <text:s text:c="9"/>0.2175515 <text:s/>0.6471319 <text:s/>0.1829597</text:p>
      <text:p text:style-name="Preformatted_20_Text"><text:s text:c="3"/>75 <text:s text:c="8"/>9 <text:s text:c="9"/>0.2130514 <text:s/>0.6247452 <text:s/>0.1823379</text:p>
      <text:p text:style-name="Preformatted_20_Text"><text:s text:c="2"/>100 <text:s text:c="8"/>0 <text:s text:c="9"/>0.2273169 <text:s/>0.6240465 <text:s/>0.1925251</text:p>
      <text:p text:style-name="Preformatted_20_Text"><text:s text:c="2"/>100 <text:s text:c="8"/>1 <text:s text:c="9"/>0.2262599 <text:s/>0.7062523 <text:s/>0.1914404</text:p>
      <text:p text:style-name="Preformatted_20_Text"><text:s text:c="2"/>100 <text:s text:c="8"/>5 <text:s text:c="9"/>0.2180024 <text:s/>0.6463768 <text:s/>0.1834554</text:p>
      <text:p text:style-name="Preformatted_20_Text"><text:s text:c="2"/>100 <text:s text:c="8"/>9 <text:s text:c="9"/>0.2124762 <text:s/>0.6263817 <text:s/>0.1830302</text:p>
      <text:p text:style-name="Preformatted_20_Text"/>
      <text:p text:style-name="Preformatted_20_Text"><text:soft-page-break/>RMSE was used to select the optimal model using the smallest value.</text:p>
      <text:p text:style-name="Preformatted_20_Text">The final values used for the model were committees = 6 and</text:p>
      <text:p text:style-name="Preformatted_20_Text"><text:s/>neighbors = 9.</text:p>
      <text:p text:style-name="Preformatted_20_Text">&gt; plot(cubistTune, auto.key = list(columns = 4, lines = TRUE))</text:p>
      <text:p text:style-name="Preformatted_20_Text">&gt; cbImp &lt;- varImp(cubistTune, scale = FALSE)</text:p>
      <text:p text:style-name="Preformatted_20_Text">&gt; cbImp</text:p>
      <text:p text:style-name="Preformatted_20_Text">cubist variable importance</text:p>
      <text:p text:style-name="Preformatted_20_Text"/>
      <text:p text:style-name="Preformatted_20_Text"><text:s text:c="13"/>Overall</text:p>
      <text:p text:style-name="Preformatted_20_Text">PointsAjust <text:s text:c="4"/>75.0</text:p>
      <text:p text:style-name="Preformatted_20_Text">Length <text:s text:c="10"/>8.5</text:p>
      <text:p text:style-name="Preformatted_20_Text">Adjustment <text:s text:c="6"/>7.0</text:p>
      <text:p text:style-name="Preformatted_20_Text">ManagerExp <text:s text:c="6"/>4.0</text:p>
      <text:p text:style-name="Preformatted_20_Text">Transactions <text:s text:c="4"/>0.0</text:p>
      <text:p text:style-name="Preformatted_20_Text">TeamExp <text:s text:c="9"/>0.0</text:p>
      <text:p text:style-name="P2">Entities <text:s text:c="8"/>0.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07:03:20.703079083</meta:creation-date>
    <dc:date>2020-10-07T07:14:53.408906385</dc:date>
    <meta:editing-duration>PT35S</meta:editing-duration>
    <meta:editing-cycles>1</meta:editing-cycles>
    <meta:document-statistic meta:table-count="0" meta:image-count="0" meta:object-count="0" meta:page-count="13" meta:paragraph-count="667" meta:word-count="3574" meta:character-count="28889" meta:non-whitespace-character-count="21204"/>
    <meta:generator>LibreOffice/6.1.5.2$Linux_X86_64 LibreOffice_project/10$Build-2</meta:generator>
  </office:meta>
</office:document-meta>
</file>